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/>
    <style:font-face style:name="Verdana" svg:font-family="Verdana"/>
    <style:font-face style:name="GOST type A1" svg:font-family="'GOST type A'" style:font-pitch="variable"/>
    <style:font-face style:name="GOST type A" svg:font-family="'GOST type A'" style:font-adornments="Обычный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1.199cm" table:align="right"/>
    </style:style>
    <style:style style:name="Таблица4.A" style:family="table-column">
      <style:table-column-properties style:column-width="0.497cm"/>
    </style:style>
    <style:style style:name="Таблица4.B" style:family="table-column">
      <style:table-column-properties style:column-width="0.702cm"/>
    </style:style>
    <style:style style:name="Таблица4.1" style:family="table-row">
      <style:table-row-properties style:row-height="6.001cm"/>
    </style:style>
    <style:style style:name="Таблица4.A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4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5" style:family="table">
      <style:table-properties style:width="1.199cm" table:align="right"/>
    </style:style>
    <style:style style:name="Таблица5.A" style:family="table-column">
      <style:table-column-properties style:column-width="0.499cm"/>
    </style:style>
    <style:style style:name="Таблица5.B" style:family="table-column">
      <style:table-column-properties style:column-width="0.7cm"/>
    </style:style>
    <style:style style:name="Таблица5.1" style:family="table-row">
      <style:table-row-properties style:row-height="3.5cm"/>
    </style:style>
    <style:style style:name="Таблица5.A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5.2" style:family="table-row">
      <style:table-row-properties style:row-height="2.499cm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5.4" style:family="table-row">
      <style:table-row-properties style:min-row-height="3.5cm"/>
    </style:style>
    <style:style style:name="Таблица5.A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6" style:family="table">
      <style:table-properties style:width="1.199cm" table:align="right"/>
    </style:style>
    <style:style style:name="Таблица6.A" style:family="table-column">
      <style:table-column-properties style:column-width="0.497cm"/>
    </style:style>
    <style:style style:name="Таблица6.B" style:family="table-column">
      <style:table-column-properties style:column-width="0.702cm"/>
    </style:style>
    <style:style style:name="Таблица6.1" style:family="table-row">
      <style:table-row-properties style:row-height="6.001cm"/>
    </style:style>
    <style:style style:name="Таблица6.A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6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7" style:family="table">
      <style:table-properties style:width="1.199cm" table:align="right"/>
    </style:style>
    <style:style style:name="Таблица7.A" style:family="table-column">
      <style:table-column-properties style:column-width="0.499cm"/>
    </style:style>
    <style:style style:name="Таблица7.B" style:family="table-column">
      <style:table-column-properties style:column-width="0.7cm"/>
    </style:style>
    <style:style style:name="Таблица7.1" style:family="table-row">
      <style:table-row-properties style:row-height="3.5cm"/>
    </style:style>
    <style:style style:name="Таблица7.A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7.2" style:family="table-row">
      <style:table-row-properties style:row-height="2.499cm"/>
    </style:style>
    <style:style style:name="Таблица7.A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7.4" style:family="table-row">
      <style:table-row-properties style:min-row-height="3.5cm"/>
    </style:style>
    <style:style style:name="Таблица7.A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" style:family="table" style:master-page-name="First_20_Page">
      <style:table-properties style:width="18.496cm" style:page-number="auto" table:align="center"/>
    </style:style>
    <style:style style:name="Таблица3.A" style:family="table-column">
      <style:table-column-properties style:column-width="0.797cm"/>
    </style:style>
    <style:style style:name="Таблица3.B" style:family="table-column">
      <style:table-column-properties style:column-width="2.004cm"/>
    </style:style>
    <style:style style:name="Таблица3.C" style:family="table-column">
      <style:table-column-properties style:column-width="11.019cm"/>
    </style:style>
    <style:style style:name="Таблица3.D" style:family="table-column">
      <style:table-column-properties style:column-width="1.002cm"/>
    </style:style>
    <style:style style:name="Таблица3.E" style:family="table-column">
      <style:table-column-properties style:column-width="3.674cm"/>
    </style:style>
    <style:style style:name="Таблица3.1" style:family="table-row">
      <style:table-row-properties style:row-height="1.499cm" fo:keep-together="always"/>
    </style:style>
    <style:style style:name="Таблица3.A1" style:family="table-cell">
      <style:table-cell-properties style:vertical-align="middle" fo:background-color="transparent" fo:padding="0cm" fo:border-left="none" fo:border-right="none" fo:border-top="none" fo:border-bottom="0.5pt solid #000000">
        <style:background-image/>
      </style:table-cell-properties>
    </style:style>
    <style:style style:name="Таблица3.B1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3.2" style:family="table-row">
      <style:table-row-properties style:min-row-height="0.801cm" fo:keep-together="always"/>
    </style:style>
    <style:style style:name="Таблица3.A2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4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4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5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5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6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7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7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8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8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9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9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0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1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2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2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3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3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4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4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5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5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6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7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7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8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8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19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1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1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19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1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20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0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2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22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2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23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3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24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4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25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5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2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6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27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7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28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8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29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2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2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29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2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0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3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0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3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1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2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3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2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3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3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3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4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3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4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5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3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5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3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7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37" style:family="table-cell">
      <style:table-cell-properties style:vertical-align="middle"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7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8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8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39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3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39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3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40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4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40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4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4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4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41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4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42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4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42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4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43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4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43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4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44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4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44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4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45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4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45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4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4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4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46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4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47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4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47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4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48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4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4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48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4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49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4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4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49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4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50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5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5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50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5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5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5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5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51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5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52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5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5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5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5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53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5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5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53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5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54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5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5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54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5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55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5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5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55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5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5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5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5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56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5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57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5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5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57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5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58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5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5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58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5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59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5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5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59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5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60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6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6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6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6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6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6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6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6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6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62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6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6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6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6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63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6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6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6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6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64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6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6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6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6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65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6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6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6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6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6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6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6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6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6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67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6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6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6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67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68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6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6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6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68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69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6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6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6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69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70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7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7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70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70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7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7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7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71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71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72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7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7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7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72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73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7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7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73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73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74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7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7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74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74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75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7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7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7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75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A7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Таблица3.B7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C7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D76" style:family="table-cell" style:data-style-name="N0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Таблица3.E76" style:family="table-cell">
      <style:table-cell-properties fo:background-color="transparent" fo:padding="0cm" fo:border-left="0.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GOST type A1"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GOST type A1" fo:font-size="24pt" fo:font-style="italic" style:font-size-asian="24pt" style:font-style-asian="italic" style:font-size-complex="24pt" style:font-style-complex="italic" style:text-scale="120%"/>
    </style:style>
    <style:style style:name="P5" style:family="paragraph" style:parent-style-name="Table_20_Contents">
      <style:paragraph-properties fo:text-align="center" style:justify-single-word="false"/>
      <style:text-properties style:font-name="GOST type A1" fo:font-size="24pt" fo:font-style="italic" fo:font-weight="normal" style:font-size-asian="24pt" style:font-style-asian="italic" style:font-weight-asian="normal" style:font-size-complex="24pt" style:font-style-complex="italic" style:font-weight-complex="normal" style:text-scale="120%"/>
    </style:style>
    <style:style style:name="P6" style:family="paragraph" style:parent-style-name="Table_20_Contents">
      <style:paragraph-properties fo:text-align="center" style:justify-single-word="false"/>
      <style:text-properties style:font-name="GOST type A1" fo:font-style="italic" style:font-style-asian="italic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style:font-name="GOST type A1" fo:font-size="10pt" fo:language="ru" fo:country="RU" fo:font-style="italic" officeooo:rsid="00174717" officeooo:paragraph-rsid="00174717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style:font-name="GOST type A1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GOST type A1" fo:font-size="10pt" fo:font-style="italic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GOST type A1" fo:language="en" fo:country="US" fo:font-style="italic" fo:font-weight="bold" officeooo:rsid="004817ce" officeooo:paragraph-rsid="004817ce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text-rotation-angle="90" style:text-rotation-scale="line-heigh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style:font-name="Arial"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paragraph-rsid="003a985a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398cd4" officeooo:paragraph-rsid="00398cd4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officeooo:rsid="0011f8fa" officeooo:paragraph-rsid="0011f8fa" style:font-size-asian="11pt" style:font-size-complex="11pt"/>
    </style:style>
    <style:style style:name="P18" style:family="paragraph" style:parent-style-name="Table_20_Contents">
      <style:text-properties style:font-name="Arial" fo:font-size="11pt" officeooo:paragraph-rsid="003a985a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officeooo:rsid="003a985a" officeooo:paragraph-rsid="003a985a" style:font-size-asian="11pt" style:font-size-complex="11pt"/>
    </style:style>
    <style:style style:name="P20" style:family="paragraph" style:parent-style-name="Table_20_Contents">
      <style:text-properties style:font-name="Arial" fo:font-size="11pt" officeooo:rsid="003a985a" officeooo:paragraph-rsid="003a985a" style:font-size-asian="11pt" style:font-size-complex="11pt"/>
    </style:style>
    <style:style style:name="P21" style:family="paragraph" style:parent-style-name="Table_20_Contents">
      <style:text-properties style:font-name="Arial" fo:font-size="11pt" officeooo:rsid="003a985a" officeooo:paragraph-rsid="004614e0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officeooo:rsid="003dbe67" officeooo:paragraph-rsid="003dbe67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officeooo:rsid="003f5fca" officeooo:paragraph-rsid="003f5fca" style:font-size-asian="11pt" style:font-size-complex="11pt"/>
    </style:style>
    <style:style style:name="P24" style:family="paragraph" style:parent-style-name="Table_20_Contents">
      <style:text-properties style:font-name="Arial" fo:font-size="11pt" officeooo:rsid="003f5fca" officeooo:paragraph-rsid="003f5fca" style:font-size-asian="11pt" style:font-size-complex="11pt"/>
    </style:style>
    <style:style style:name="P25" style:family="paragraph" style:parent-style-name="Table_20_Contents">
      <style:text-properties style:font-name="Arial" fo:font-size="11pt" officeooo:paragraph-rsid="003f5fca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officeooo:rsid="00409a2b" officeooo:paragraph-rsid="00409a2b" style:font-size-asian="11pt" style:font-size-complex="11pt"/>
    </style:style>
    <style:style style:name="P27" style:family="paragraph" style:parent-style-name="Table_20_Contents">
      <style:text-properties style:font-name="Arial" fo:font-size="11pt" officeooo:paragraph-rsid="0042cd03" style:font-size-asian="11pt" style:font-size-complex="11pt"/>
    </style:style>
    <style:style style:name="P28" style:family="paragraph" style:parent-style-name="Table_20_Contents">
      <style:text-properties style:font-name="Arial" fo:font-size="11pt" officeooo:rsid="0042cd03" officeooo:paragraph-rsid="0042cd03" style:font-size-asian="11pt" style:font-size-complex="11pt"/>
    </style:style>
    <style:style style:name="P29" style:family="paragraph" style:parent-style-name="Table_20_Contents">
      <style:text-properties style:font-name="Arial" fo:font-size="11pt" officeooo:rsid="00444f3c" officeooo:paragraph-rsid="00444f3c" style:font-size-asian="11pt" style:font-size-complex="11pt"/>
    </style:style>
    <style:style style:name="P30" style:family="paragraph" style:parent-style-name="Table_20_Contents">
      <style:text-properties style:font-name="Arial" fo:font-size="11pt" officeooo:paragraph-rsid="00444f3c" style:font-size-asian="11pt" style:font-size-complex="11pt"/>
    </style:style>
    <style:style style:name="P31" style:family="paragraph" style:parent-style-name="Table_20_Contents">
      <style:text-properties style:font-name="Arial" fo:font-size="11pt" fo:language="en" fo:country="US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language="en" fo:country="US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paragraph-rsid="0011f8fa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1pt" fo:language="en" fo:country="US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paragraph-rsid="00398cd4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11f8fa" officeooo:paragraph-rsid="0011f8fa" style:font-size-asian="11pt" style:font-size-complex="11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11f8fa" officeooo:paragraph-rsid="00398cd4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12b79d" officeooo:paragraph-rsid="0012b79d" style:font-size-asian="11pt" style:font-size-complex="11pt"/>
    </style:style>
    <style:style style:name="P39" style:family="paragraph" style:parent-style-name="Table_20_Contents">
      <style:text-properties style:font-name="Arial" fo:font-size="11pt" fo:language="en" fo:country="US" officeooo:rsid="0020f500" officeooo:paragraph-rsid="0020f500" style:font-size-asian="11pt" style:font-size-complex="11pt"/>
    </style:style>
    <style:style style:name="P40" style:family="paragraph" style:parent-style-name="Table_20_Contents">
      <style:text-properties style:font-name="Arial" fo:font-size="11pt" fo:language="en" fo:country="US" officeooo:rsid="00210000" officeooo:paragraph-rsid="00210000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10000" officeooo:paragraph-rsid="0022440a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10000" officeooo:paragraph-rsid="00398cd4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98cd4" officeooo:paragraph-rsid="00398cd4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398cd4" officeooo:paragraph-rsid="00398cd4" style:font-size-asian="11pt" style:font-size-complex="11pt"/>
    </style:style>
    <style:style style:name="P45" style:family="paragraph" style:parent-style-name="Table_20_Contents">
      <style:text-properties style:font-name="Arial" fo:font-size="11pt" fo:language="en" fo:country="US" officeooo:paragraph-rsid="00398cd4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9c188" officeooo:paragraph-rsid="0039c188" style:font-size-asian="11pt" style:font-size-complex="11pt"/>
    </style:style>
    <style:style style:name="P47" style:family="paragraph" style:parent-style-name="Table_20_Contents">
      <style:text-properties style:font-name="Arial" fo:font-size="11pt" fo:language="en" fo:country="US" officeooo:rsid="0039c188" officeooo:paragraph-rsid="0039c188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a985a" officeooo:paragraph-rsid="003a985a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f5fca" officeooo:paragraph-rsid="003f5fca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409a2b" officeooo:paragraph-rsid="00409a2b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42cd03" officeooo:paragraph-rsid="0042cd03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444f3c" officeooo:paragraph-rsid="00444f3c" style:font-size-asian="11pt" style:font-size-complex="11pt"/>
    </style:style>
    <style:style style:name="P53" style:family="paragraph" style:parent-style-name="Table_20_Contents">
      <style:text-properties style:font-name="Arial" fo:font-size="11pt" fo:language="en" fo:country="US" officeooo:rsid="00293c36" officeooo:paragraph-rsid="00398cd4" style:font-size-asian="11pt" style:font-size-complex="11pt"/>
    </style:style>
    <style:style style:name="P54" style:family="paragraph" style:parent-style-name="Table_20_Contents">
      <style:text-properties style:font-name="Arial" fo:font-size="11pt" fo:language="en" fo:country="US" officeooo:rsid="001467ef" style:font-size-asian="11pt" style:font-size-complex="11pt"/>
    </style:style>
    <style:style style:name="P55" style:family="paragraph" style:parent-style-name="Table_20_Contents">
      <style:text-properties style:font-name="Arial" fo:font-size="11pt" fo:language="en" fo:country="US" officeooo:rsid="001467ef" officeooo:paragraph-rsid="0042cd03" style:font-size-asian="11pt" style:font-size-complex="11pt"/>
    </style:style>
    <style:style style:name="P56" style:family="paragraph" style:parent-style-name="Table_20_Contents">
      <style:text-properties style:font-name="Arial" fo:font-size="11pt" fo:language="en" fo:country="US" officeooo:rsid="001f2db4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d1c15" officeooo:paragraph-rsid="003a985a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style:font-name="Arial" fo:font-size="11pt" fo:language="ru" fo:country="RU" officeooo:rsid="0020f500" officeooo:paragraph-rsid="00398cd4" style:font-size-asian="11pt" style:font-size-complex="11pt"/>
    </style:style>
    <style:style style:name="P60" style:family="paragraph" style:parent-style-name="Table_20_Contents">
      <style:text-properties style:font-name="Arial" fo:font-size="11pt" fo:language="ru" fo:country="RU" officeooo:rsid="00398cd4" officeooo:paragraph-rsid="00398cd4" style:font-size-asian="11pt" style:font-size-complex="11pt"/>
    </style:style>
    <style:style style:name="P61" style:family="paragraph" style:parent-style-name="Table_20_Contents">
      <style:text-properties style:font-name="Arial" fo:font-size="11pt" fo:language="ru" fo:country="RU" officeooo:rsid="0012b79d" officeooo:paragraph-rsid="0039c188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1pt" fo:language="ru" fo:country="RU" officeooo:rsid="0039c188" officeooo:paragraph-rsid="0039c188" style:font-size-asian="11pt" style:font-size-complex="11pt"/>
    </style:style>
    <style:style style:name="P63" style:family="paragraph" style:parent-style-name="Table_20_Contents">
      <style:text-properties style:font-name="Arial" fo:font-size="11pt" fo:language="ru" fo:country="RU" officeooo:rsid="003dbe67" officeooo:paragraph-rsid="003dbe67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1pt" fo:language="ru" fo:country="RU" officeooo:rsid="003dbe67" officeooo:paragraph-rsid="003dbe67" style:font-size-asian="11pt" style:font-size-complex="11pt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11pt" fo:language="ru" fo:country="RU" officeooo:rsid="00454166" officeooo:paragraph-rsid="00454166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67" style:family="paragraph" style:parent-style-name="Table_20_Contents">
      <style:text-properties officeooo:rsid="003f5fca" officeooo:paragraph-rsid="003f5fca"/>
    </style:style>
    <style:style style:name="P68" style:family="paragraph" style:parent-style-name="Table_20_Contents">
      <style:text-properties officeooo:paragraph-rsid="003f5fca"/>
    </style:style>
    <style:style style:name="P69" style:family="paragraph" style:parent-style-name="Table_20_Contents">
      <style:paragraph-properties fo:margin-left="0cm" fo:margin-right="0.06cm" fo:text-align="center" style:justify-single-word="false" fo:text-indent="0cm" style:auto-text-indent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P70" style:family="paragraph" style:parent-style-name="Table_20_Contents">
      <style:paragraph-properties fo:margin-left="-0.053cm" fo:margin-right="0cm" fo:text-align="center" style:justify-single-word="false" fo:text-indent="0cm" style:auto-text-indent="false"/>
      <style:text-properties style:font-name="GOST type A1" fo:font-size="9pt" fo:font-style="italic" style:font-size-asian="9pt" style:font-style-asian="italic" style:font-size-complex="9pt" style:font-style-complex="italic"/>
    </style:style>
    <style:style style:name="P71" style:family="paragraph" style:parent-style-name="Table_20_Contents">
      <style:paragraph-properties fo:margin-left="-0.053cm" fo:margin-right="0cm" fo:text-align="center" style:justify-single-word="false" fo:text-indent="0cm" style:auto-text-indent="false"/>
      <style:text-properties style:font-name="GOST type A1" fo:font-size="8pt" fo:language="en" fo:country="US" fo:font-style="italic" style:font-size-asian="8pt" style:font-style-asian="italic" style:font-size-complex="8pt" style:font-style-complex="italic"/>
    </style:style>
    <style:style style:name="P72" style:family="paragraph" style:parent-style-name="Table_20_Contents">
      <style:paragraph-properties fo:margin-left="0cm" fo:margin-right="0cm" fo:text-align="start" style:justify-single-word="false" fo:text-indent="0.116cm" style:auto-text-indent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P73" style:family="paragraph" style:parent-style-name="Footer">
      <style:text-properties fo:font-size="2pt" style:font-size-asian="2.09999990463257pt" style:font-size-complex="2.40000009536743pt"/>
    </style:style>
    <style:style style:name="P74" style:family="paragraph" style:parent-style-name="Frame_20_contents">
      <style:paragraph-properties fo:text-align="center" style:justify-single-word="false"/>
    </style:style>
    <style:style style:name="P75" style:family="paragraph" style:parent-style-name="Frame_20_contents">
      <style:paragraph-properties fo:text-align="center" style:justify-single-word="false"/>
      <style:text-properties fo:font-size="13.5pt" style:font-size-asian="13.5pt" style:font-size-complex="13.5pt"/>
    </style:style>
    <style:style style:name="P76" style:family="paragraph" style:parent-style-name="Frame_20_contents">
      <style:paragraph-properties fo:text-align="center" style:justify-single-word="false"/>
      <style:text-properties fo:font-size="12pt" style:font-size-asian="14.3999996185303pt" style:font-size-complex="14.3999996185303pt"/>
    </style:style>
    <style:style style:name="P77" style:family="paragraph" style:parent-style-name="Standard">
      <style:text-properties style:font-name="GOST type A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text-properties style:font-name="Arial" fo:font-size="11pt" style:font-size-asian="11pt" style:font-size-complex="11pt"/>
    </style:style>
    <style:style style:name="P79" style:family="paragraph" style:parent-style-name="Table_20_Heading">
      <style:text-properties fo:font-weight="bold" style:font-weight-asian="bold" style:font-size-complex="14pt" style:font-weight-complex="bold"/>
    </style:style>
    <style:style style:name="P80" style:family="paragraph" style:parent-style-name="Table_20_Heading">
      <style:paragraph-properties fo:text-align="center" style:justify-single-word="false"/>
      <style:text-properties fo:font-weight="bold" style:font-weight-asian="bold" style:font-size-complex="14pt" style:font-weight-complex="bold" style:text-rotation-angle="0" style:text-rotation-scale="line-height"/>
    </style:style>
    <style:style style:name="P81" style:family="paragraph" style:parent-style-name="Table_20_Heading">
      <style:paragraph-properties fo:text-align="center" style:justify-single-word="false"/>
      <style:text-properties fo:font-weight="bold" style:font-weight-asian="bold" style:font-size-complex="14pt" style:font-weight-complex="bold" style:text-rotation-angle="90" style:text-rotation-scale="line-height"/>
    </style:style>
    <style:style style:name="P82" style:family="paragraph" style:parent-style-name="Heading">
      <style:text-properties fo:font-size="11pt" style:font-size-asian="11pt" style:font-size-complex="11pt"/>
    </style:style>
    <style:style style:name="P83" style:family="paragraph" style:parent-style-name="Heading">
      <style:paragraph-properties fo:text-align="center" style:justify-single-word="false"/>
      <style:text-properties fo:font-size="11pt" style:font-size-asian="11pt" style:font-size-complex="11pt"/>
    </style:style>
    <style:style style:name="P84" style:family="paragraph" style:parent-style-name="Heading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5" style:family="paragraph" style:parent-style-name="Heading">
      <style:paragraph-properties fo:text-align="center" style:justify-single-word="false"/>
      <style:text-properties fo:font-size="11pt" fo:font-weight="bold" officeooo:rsid="003d957e" officeooo:paragraph-rsid="003d957e" style:font-size-asian="11pt" style:font-weight-asian="bold" style:font-size-complex="11pt" style:font-weight-complex="bold"/>
    </style:style>
    <style:style style:name="P86" style:family="paragraph" style:parent-style-name="Heading">
      <style:paragraph-properties fo:text-align="center" style:justify-single-word="false"/>
      <style:text-properties style:font-name="Arial" fo:font-size="11pt" fo:language="ru" fo:country="RU" fo:font-weight="bold" officeooo:rsid="003f5fca" officeooo:paragraph-rsid="003f5fca" style:font-size-asian="11pt" style:font-weight-asian="bold" style:font-size-complex="11pt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1pt" officeooo:rsid="0039c188" officeooo:paragraph-rsid="00486821" style:font-size-asian="11pt" style:font-size-complex="11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74717"/>
    </style:style>
    <style:style style:name="T3" style:family="text">
      <style:text-properties fo:language="ru" fo:country="RU" fo:background-color="transparent" loext:char-shading-value="0"/>
    </style:style>
    <style:style style:name="T4" style:family="text">
      <style:text-properties fo:language="ru" fo:country="RU" officeooo:rsid="00174717" fo:background-color="transparent" loext:char-shading-value="0"/>
    </style:style>
    <style:style style:name="T5" style:family="text">
      <style:text-properties fo:language="ru" fo:country="RU" officeooo:rsid="001467ef"/>
    </style:style>
    <style:style style:name="T6" style:family="text">
      <style:text-properties fo:language="ru" fo:country="RU" officeooo:rsid="00205921"/>
    </style:style>
    <style:style style:name="T7" style:family="text">
      <style:text-properties fo:language="ru" fo:country="RU" officeooo:rsid="0039c188"/>
    </style:style>
    <style:style style:name="T8" style:family="text">
      <style:text-properties fo:language="ru" fo:country="RU" officeooo:rsid="003d957e"/>
    </style:style>
    <style:style style:name="T9" style:family="text">
      <style:text-properties fo:language="ru" fo:country="RU" officeooo:rsid="00486821"/>
    </style:style>
    <style:style style:name="T10" style:family="text">
      <style:text-properties fo:language="ru" fo:country="RU" officeooo:rsid="003a985a"/>
    </style:style>
    <style:style style:name="T11" style:family="text">
      <style:text-properties fo:language="ru" fo:country="RU" officeooo:rsid="004614e0"/>
    </style:style>
    <style:style style:name="T12" style:family="text">
      <style:text-properties fo:language="ru" fo:country="RU" fo:font-weight="bold" officeooo:rsid="00486821" style:font-weight-asian="bold" style:font-weight-complex="bold"/>
    </style:style>
    <style:style style:name="T13" style:family="text">
      <style:text-properties officeooo:rsid="00174717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background-color="transparent" loext:char-shading-value="0"/>
    </style:style>
    <style:style style:name="T16" style:family="text">
      <style:text-properties fo:language="en" fo:country="US" officeooo:rsid="0017228f" fo:background-color="transparent" loext:char-shading-value="0"/>
    </style:style>
    <style:style style:name="T17" style:family="text">
      <style:text-properties fo:language="en" fo:country="US" officeooo:rsid="00174717" fo:background-color="transparent" loext:char-shading-value="0"/>
    </style:style>
    <style:style style:name="T18" style:family="text">
      <style:text-properties fo:language="en" fo:country="US" officeooo:rsid="0037c3c8" fo:background-color="transparent" loext:char-shading-value="0"/>
    </style:style>
    <style:style style:name="T19" style:family="text">
      <style:text-properties fo:language="en" fo:country="US" officeooo:rsid="003511c4" fo:background-color="transparent" loext:char-shading-value="0"/>
    </style:style>
    <style:style style:name="T20" style:family="text">
      <style:text-properties fo:language="en" fo:country="US" officeooo:rsid="003f5fca" fo:background-color="transparent" loext:char-shading-value="0"/>
    </style:style>
    <style:style style:name="T21" style:family="text">
      <style:text-properties fo:language="en" fo:country="US" officeooo:rsid="001467ef"/>
    </style:style>
    <style:style style:name="T22" style:family="text">
      <style:text-properties fo:language="en" fo:country="US" officeooo:rsid="00205921"/>
    </style:style>
    <style:style style:name="T23" style:family="text">
      <style:text-properties fo:language="en" fo:country="US" officeooo:rsid="00293c36"/>
    </style:style>
    <style:style style:name="T24" style:family="text">
      <style:text-properties fo:language="en" fo:country="US" officeooo:rsid="002c35e1"/>
    </style:style>
    <style:style style:name="T25" style:family="text">
      <style:text-properties fo:language="en" fo:country="US" officeooo:rsid="00398cd4"/>
    </style:style>
    <style:style style:name="T26" style:family="text">
      <style:text-properties fo:language="en" fo:country="US" officeooo:rsid="003a985a"/>
    </style:style>
    <style:style style:name="T27" style:family="text">
      <style:text-properties fo:language="en" fo:country="US" officeooo:rsid="003bd2d6"/>
    </style:style>
    <style:style style:name="T28" style:family="text">
      <style:text-properties fo:language="en" fo:country="US" officeooo:rsid="003d957e"/>
    </style:style>
    <style:style style:name="T29" style:family="text">
      <style:text-properties fo:language="en" fo:country="US" officeooo:rsid="0042cd03"/>
    </style:style>
    <style:style style:name="T30" style:family="text">
      <style:text-properties fo:language="en" fo:country="US" officeooo:rsid="00486821"/>
    </style:style>
    <style:style style:name="T31" style:family="text">
      <style:text-properties officeooo:rsid="0011f8fa"/>
    </style:style>
    <style:style style:name="T32" style:family="text">
      <style:text-properties officeooo:rsid="001467ef"/>
    </style:style>
    <style:style style:name="T33" style:family="text">
      <style:text-properties style:font-name="Arial" fo:font-size="11pt" fo:language="ru" fo:country="RU" fo:background-color="transparent" loext:char-shading-value="0" style:font-size-asian="11pt" style:font-size-complex="11pt"/>
    </style:style>
    <style:style style:name="T34" style:family="text">
      <style:text-properties style:font-name="Arial" fo:font-size="11pt" fo:language="ru" fo:country="RU" officeooo:rsid="003f5fca" fo:background-color="transparent" loext:char-shading-value="0" style:font-size-asian="11pt" style:font-size-complex="11pt"/>
    </style:style>
    <style:style style:name="T35" style:family="text">
      <style:text-properties style:font-name="Arial" fo:font-size="11pt" fo:language="en" fo:country="US" fo:background-color="transparent" loext:char-shading-value="0" style:font-size-asian="11pt" style:font-size-complex="11pt"/>
    </style:style>
    <style:style style:name="T36" style:family="text">
      <style:text-properties style:font-name="Arial" fo:font-size="11pt" fo:language="en" fo:country="US" officeooo:rsid="003f5fca" fo:background-color="transparent" loext:char-shading-value="0" style:font-size-asian="11pt" style:font-size-complex="11pt"/>
    </style:style>
    <style:style style:name="T37" style:family="text">
      <style:text-properties style:font-name="Arial" fo:font-size="11pt" fo:language="en" fo:country="US" style:text-underline-style="none" officeooo:rsid="003f5fca" fo:background-color="transparent" loext:char-shading-value="0" style:font-size-asian="11pt" style:font-size-complex="11pt"/>
    </style:style>
    <style:style style:name="T38" style:family="text">
      <style:text-properties officeooo:rsid="00398cd4"/>
    </style:style>
    <style:style style:name="T39" style:family="text">
      <style:text-properties officeooo:rsid="0039c188"/>
    </style:style>
    <style:style style:name="T40" style:family="text">
      <style:text-properties officeooo:rsid="003a985a"/>
    </style:style>
    <style:style style:name="T41" style:family="text">
      <style:text-properties officeooo:rsid="003bd2d6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3a985a" fo:background-color="transparent" loext:char-shading-value="0"/>
    </style:style>
    <style:style style:name="T44" style:family="text">
      <style:text-properties officeooo:rsid="0042cd03"/>
    </style:style>
    <style:style style:name="T45" style:family="text">
      <style:text-properties officeooo:rsid="00454166"/>
    </style:style>
    <style:style style:name="T46" style:family="text">
      <style:text-properties officeooo:rsid="004614e0"/>
    </style:style>
    <style:style style:name="T47" style:family="text">
      <style:text-properties officeooo:rsid="00486821"/>
    </style:style>
    <style:style style:name="T48" style:family="text">
      <style:text-properties fo:font-weight="bold" officeooo:rsid="00486821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боковой штамп" text:anchor-type="page" text:anchor-page-number="1" svg:x="0.54cm" svg:y="0.499cm" svg:width="1.3cm" svg:height="29.199cm" draw:z-index="0">
        <draw:text-box>
          <table:table table:name="Таблица4" table:style-name="Таблица4">
            <table:table-column table:style-name="Таблица4.A"/>
            <table:table-column table:style-name="Таблица4.B"/>
            <table:table-row table:style-name="Таблица4.1">
              <table:table-cell table:style-name="Таблица4.A1" office:value-type="string">
                <text:p text:style-name="P11">Перв. примен.</text:p>
              </table:table-cell>
              <table:table-cell table:style-name="Таблица4.A1" office:value-type="string">
                <text:p text:style-name="P12"/>
              </table:table-cell>
            </table:table-row>
            <table:table-row table:style-name="Таблица4.1">
              <table:table-cell table:style-name="Таблица4.A2" office:value-type="string">
                <text:p text:style-name="P11">Справ. №</text:p>
              </table:table-cell>
              <table:table-cell table:style-name="Таблица4.A2" office:value-type="string">
                <text:p text:style-name="P12"/>
              </table:table-cell>
            </table:table-row>
          </table:table>
          <text:p text:style-name="P74"/>
          <text:p text:style-name="P75"/>
          <text:p text:style-name="P75"/>
          <table:table table:name="Таблица5" table:style-name="Таблица5">
            <table:table-column table:style-name="Таблица5.A"/>
            <table:table-column table:style-name="Таблица5.B"/>
            <table:table-row table:style-name="Таблица5.1">
              <table:table-cell table:style-name="Таблица5.A1" office:value-type="string">
                <text:p text:style-name="P11">Подп. и дата</text:p>
              </table:table-cell>
              <table:table-cell table:style-name="Таблица5.A1" office:value-type="string">
                <text:p text:style-name="P12"/>
              </table:table-cell>
            </table:table-row>
            <table:table-row table:style-name="Таблица5.2">
              <table:table-cell table:style-name="Таблица5.A2" office:value-type="string">
                <text:p text:style-name="P11">Инв. № дубл.</text:p>
              </table:table-cell>
              <table:table-cell table:style-name="Таблица5.A2" office:value-type="string">
                <text:p text:style-name="P12"/>
              </table:table-cell>
            </table:table-row>
            <table:table-row table:style-name="Таблица5.2">
              <table:table-cell table:style-name="Таблица5.A2" office:value-type="string">
                <text:p text:style-name="P11">Взам. инв. №</text:p>
              </table:table-cell>
              <table:table-cell table:style-name="Таблица5.A2" office:value-type="string">
                <text:p text:style-name="P12"/>
              </table:table-cell>
            </table:table-row>
            <table:table-row table:style-name="Таблица5.4">
              <table:table-cell table:style-name="Таблица5.A2" office:value-type="string">
                <text:p text:style-name="P11">Подп. и дата</text:p>
              </table:table-cell>
              <table:table-cell table:style-name="Таблица5.A2" office:value-type="string">
                <text:p text:style-name="P12"/>
              </table:table-cell>
            </table:table-row>
            <table:table-row table:style-name="Таблица5.2">
              <table:table-cell table:style-name="Таблица5.A5" office:value-type="string">
                <text:p text:style-name="P11">Инв. № подл.</text:p>
              </table:table-cell>
              <table:table-cell table:style-name="Таблица5.A5" office:value-type="string">
                <text:p text:style-name="P12"/>
              </table:table-cell>
            </table:table-row>
          </table:table>
          <text:p text:style-name="P76"/>
        </draw:text-box>
      </draw:frame>
      <draw:frame draw:style-name="fr1" draw:name="Врезка1" text:anchor-type="page" text:anchor-page-number="2" svg:x="0.54cm" svg:y="0.499cm" svg:width="1.3cm" svg:height="29.199cm" draw:z-index="1">
        <draw:text-box>
          <table:table table:name="Таблица6" table:style-name="Таблица6">
            <table:table-column table:style-name="Таблица6.A"/>
            <table:table-column table:style-name="Таблица6.B"/>
            <table:table-row table:style-name="Таблица6.1">
              <table:table-cell table:style-name="Таблица6.A1" office:value-type="string">
                <text:p text:style-name="P11">Перв. примен.</text:p>
              </table:table-cell>
              <table:table-cell table:style-name="Таблица6.A1" office:value-type="string">
                <text:p text:style-name="P12"/>
              </table:table-cell>
            </table:table-row>
            <table:table-row table:style-name="Таблица6.1">
              <table:table-cell table:style-name="Таблица6.A2" office:value-type="string">
                <text:p text:style-name="P11">Справ. №</text:p>
              </table:table-cell>
              <table:table-cell table:style-name="Таблица6.A2" office:value-type="string">
                <text:p text:style-name="P12"/>
              </table:table-cell>
            </table:table-row>
          </table:table>
          <text:p text:style-name="P74"/>
          <text:p text:style-name="P75"/>
          <text:p text:style-name="P75"/>
          <table:table table:name="Таблица7" table:style-name="Таблица7">
            <table:table-column table:style-name="Таблица7.A"/>
            <table:table-column table:style-name="Таблица7.B"/>
            <table:table-row table:style-name="Таблица7.1">
              <table:table-cell table:style-name="Таблица7.A1" office:value-type="string">
                <text:p text:style-name="P11">Подп. и дата</text:p>
              </table:table-cell>
              <table:table-cell table:style-name="Таблица7.A1" office:value-type="string">
                <text:p text:style-name="P12"/>
              </table:table-cell>
            </table:table-row>
            <table:table-row table:style-name="Таблица7.2">
              <table:table-cell table:style-name="Таблица7.A2" office:value-type="string">
                <text:p text:style-name="P11">Инв. № дубл.</text:p>
              </table:table-cell>
              <table:table-cell table:style-name="Таблица7.A2" office:value-type="string">
                <text:p text:style-name="P12"/>
              </table:table-cell>
            </table:table-row>
            <table:table-row table:style-name="Таблица7.2">
              <table:table-cell table:style-name="Таблица7.A2" office:value-type="string">
                <text:p text:style-name="P11">Взам. инв. №</text:p>
              </table:table-cell>
              <table:table-cell table:style-name="Таблица7.A2" office:value-type="string">
                <text:p text:style-name="P12"/>
              </table:table-cell>
            </table:table-row>
            <table:table-row table:style-name="Таблица7.4">
              <table:table-cell table:style-name="Таблица7.A2" office:value-type="string">
                <text:p text:style-name="P11">Подп. и дата</text:p>
              </table:table-cell>
              <table:table-cell table:style-name="Таблица7.A2" office:value-type="string">
                <text:p text:style-name="P12"/>
              </table:table-cell>
            </table:table-row>
            <table:table-row table:style-name="Таблица7.2">
              <table:table-cell table:style-name="Таблица7.A5" office:value-type="string">
                <text:p text:style-name="P11">Инв. № подл.</text:p>
              </table:table-cell>
              <table:table-cell table:style-name="Таблица7.A5" office:value-type="string">
                <text:p text:style-name="P12"/>
              </table:table-cell>
            </table:table-row>
          </table:table>
          <text:p text:style-name="P76"/>
        </draw:text-box>
      </draw:fram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header-rows>
          <table:table-row table:style-name="Таблица3.1">
            <table:table-cell table:style-name="Таблица3.A1" office:value-type="string">
              <text:p text:style-name="P81">Зона</text:p>
            </table:table-cell>
            <table:table-cell table:style-name="Таблица3.B1" office:value-type="string">
              <text:p text:style-name="P80">Поз.</text:p>
              <text:p text:style-name="P80">обозн.</text:p>
            </table:table-cell>
            <table:table-cell table:style-name="Таблица3.B1" office:value-type="string">
              <text:p text:style-name="P79">Наименование</text:p>
            </table:table-cell>
            <table:table-cell table:style-name="Таблица3.B1" office:value-type="string">
              <text:p text:style-name="P81">Кол.</text:p>
            </table:table-cell>
            <table:table-cell table:style-name="Таблица3.B1" office:value-type="string">
              <text:p text:style-name="P79">Примечание</text:p>
            </table:table-cell>
          </table:table-row>
        </table:table-header-rows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2" office:value-type="string">
            <text:p text:style-name="P14"/>
          </table:table-cell>
          <table:table-cell table:style-name="Таблица3.C2" office:value-type="string">
            <text:p text:style-name="P58">Микросхемы, <text:span text:style-name="T7">модули</text:span></text:p>
          </table:table-cell>
          <table:table-cell table:style-name="Таблица3.D2" office:value-type="string">
            <text:p text:style-name="P14"/>
          </table:table-cell>
          <table:table-cell table:style-name="Таблица3.E2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3" office:value-type="string">
            <text:p text:style-name="P33">DA1</text:p>
          </table:table-cell>
          <table:table-cell table:style-name="Таблица3.C3" office:value-type="string">
            <text:p text:style-name="P44">LM2575HVS-12 (TO-263-5)</text:p>
          </table:table-cell>
          <table:table-cell table:style-name="Таблица3.D3" office:value-type="float" office:value="1">
            <text:p text:style-name="P32">1</text:p>
          </table:table-cell>
          <table:table-cell table:style-name="Таблица3.E3" office:value-type="string">
            <text:p text:style-name="P34">Texas Instruments</text:p>
          </table:table-cell>
        </table:table-row>
        <table:table-row table:style-name="Таблица3.2">
          <table:table-cell table:style-name="Таблица3.A4" office:value-type="string">
            <text:p text:style-name="P14"/>
          </table:table-cell>
          <table:table-cell table:style-name="Таблица3.B4" office:value-type="string">
            <text:p text:style-name="P33">DA<text:span text:style-name="T31">2</text:span></text:p>
          </table:table-cell>
          <table:table-cell table:style-name="Таблица3.C4" office:value-type="string">
            <text:p text:style-name="P35"><text:span text:style-name="T38">LD1086DT33TR </text:span>(<text:span text:style-name="T38">DPACK</text:span>)</text:p>
          </table:table-cell>
          <table:table-cell table:style-name="Таблица3.D4" office:value-type="float" office:value="1">
            <text:p text:style-name="P32">1</text:p>
          </table:table-cell>
          <table:table-cell table:style-name="Таблица3.E4" office:value-type="string">
            <text:p text:style-name="P41">ST Microelectronics</text:p>
          </table:table-cell>
        </table:table-row>
        <table:table-row table:style-name="Таблица3.2">
          <table:table-cell table:style-name="Таблица3.A5" office:value-type="string">
            <text:p text:style-name="P14"/>
          </table:table-cell>
          <table:table-cell table:style-name="Таблица3.B5" office:value-type="string">
            <text:p text:style-name="P36">DD1</text:p>
          </table:table-cell>
          <table:table-cell table:style-name="Таблица3.C5" office:value-type="string">
            <text:p text:style-name="P37"><text:s/><text:span text:style-name="T38">STM32F042K6T6(LQFP-32)</text:span></text:p>
          </table:table-cell>
          <table:table-cell table:style-name="Таблица3.D5" office:value-type="float" office:value="1">
            <text:p text:style-name="P36">1</text:p>
          </table:table-cell>
          <table:table-cell table:style-name="Таблица3.E5" office:value-type="string">
            <text:p text:style-name="P42">ST Microelectronics</text:p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6" office:value-type="string">
            <text:p text:style-name="P46">U1</text:p>
          </table:table-cell>
          <table:table-cell table:style-name="Таблица3.C6" office:value-type="string">
            <text:p text:style-name="P87">W5500-SHIELD <text:span text:style-name="T47">(</text:span><text:span text:style-name="T9">Ставить р</text:span><text:span text:style-name="T11">озетк</text:span><text:span text:style-name="T9">у</text:span><text:span text:style-name="T11"> </text:span><text:span text:style-name="T47">на плату двух рядную шаг 2.54мм PBD-10 <text:s/>- </text:span><text:span text:style-name="T48">1шт</text:span><text:span text:style-name="T47">)</text:span></text:p>
          </table:table-cell>
          <table:table-cell table:style-name="Таблица3.D6" office:value-type="float" office:value="1">
            <text:p text:style-name="P62">1</text:p>
          </table:table-cell>
          <table:table-cell table:style-name="Таблица3.E6" office:value-type="string">
            <text:p text:style-name="P65"/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7" office:value-type="string">
            <text:p text:style-name="P46">U<text:span text:style-name="T1">2</text:span></text:p>
          </table:table-cell>
          <table:table-cell table:style-name="Таблица3.C7" office:value-type="string">
            <text:p text:style-name="P87">NFC-SHIELD <text:span text:style-name="T30">(</text:span><text:span text:style-name="T9">Ставить р</text:span><text:span text:style-name="T11">озетк</text:span><text:span text:style-name="T9">у</text:span><text:span text:style-name="T11"> на плату однорядн</text:span><text:span text:style-name="T9">ую</text:span><text:span text:style-name="T11"> шаг 2.54мм </text:span><text:span text:style-name="T10">PBS-</text:span><text:span text:style-name="T9">3 - </text:span><text:span text:style-name="T12">4шт</text:span><text:span text:style-name="T9">)</text:span></text:p>
          </table:table-cell>
          <table:table-cell table:style-name="Таблица3.D7" office:value-type="float" office:value="1">
            <text:p text:style-name="P62">1</text:p>
          </table:table-cell>
          <table:table-cell table:style-name="Таблица3.E7" office:value-type="string">
            <text:p text:style-name="P65">Амперка</text:p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8" office:value-type="string">
            <text:p text:style-name="P46">U<text:span text:style-name="T1">3</text:span></text:p>
          </table:table-cell>
          <table:table-cell table:style-name="Таблица3.C8" office:value-type="string">
            <text:p text:style-name="P87">ESP8266-01 <text:span text:style-name="T47">(</text:span><text:span text:style-name="T9">Ставить р</text:span><text:span text:style-name="T11">озетк</text:span><text:span text:style-name="T9">у</text:span><text:span text:style-name="T11"> </text:span><text:span text:style-name="T47">на плату двух рядную шаг 2.54мм PBD-8 - </text:span><text:span text:style-name="T48">1шт</text:span><text:span text:style-name="T47">)</text:span></text:p>
          </table:table-cell>
          <table:table-cell table:style-name="Таблица3.D8" office:value-type="float" office:value="1">
            <text:p text:style-name="P62">1</text:p>
          </table:table-cell>
          <table:table-cell table:style-name="Таблица3.E8" office:value-type="string">
            <text:p text:style-name="P34"/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9" office:value-type="string">
            <text:p text:style-name="P32"/>
          </table:table-cell>
          <table:table-cell table:style-name="Таблица3.C9" office:value-type="string">
            <text:p text:style-name="P17"/>
          </table:table-cell>
          <table:table-cell table:style-name="Таблица3.D9">
            <text:p text:style-name="P32"/>
          </table:table-cell>
          <table:table-cell table:style-name="Таблица3.E9" office:value-type="string">
            <text:p text:style-name="P34"/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10" office:value-type="string">
            <text:p text:style-name="P14"/>
          </table:table-cell>
          <table:table-cell table:style-name="Таблица3.C10" office:value-type="string">
            <text:p text:style-name="P58">Диоды<text:span text:style-name="T14">, </text:span><text:span text:style-name="T1">транзисторы</text:span></text:p>
          </table:table-cell>
          <table:table-cell table:style-name="Таблица3.D10" office:value-type="string">
            <text:p text:style-name="P14"/>
          </table:table-cell>
          <table:table-cell table:style-name="Таблица3.E10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11" office:value-type="string">
            <text:p text:style-name="P16">LD1, LD2</text:p>
          </table:table-cell>
          <table:table-cell table:style-name="Таблица3.C11" office:value-type="string">
            <text:p text:style-name="P59">SMD <text:span text:style-name="T38">0</text:span><text:span text:style-name="T25">805</text:span><text:span text:style-name="T21"> - </text:span><text:span text:style-name="T25">KP-2012SGC</text:span></text:p>
          </table:table-cell>
          <table:table-cell table:style-name="Таблица3.D11" office:value-type="float" office:value="2">
            <text:p text:style-name="P43">2</text:p>
          </table:table-cell>
          <table:table-cell table:style-name="Таблица3.E11" office:value-type="string">
            <text:p text:style-name="P31">Kingbright</text:p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12" office:value-type="string">
            <text:p text:style-name="P16">LD3</text:p>
          </table:table-cell>
          <table:table-cell table:style-name="Таблица3.C12" office:value-type="string">
            <text:p text:style-name="P59">SMD <text:span text:style-name="T38">0</text:span><text:span text:style-name="T25">805</text:span><text:span text:style-name="T21"> - </text:span><text:span text:style-name="T25">KP-2012EC</text:span></text:p>
          </table:table-cell>
          <table:table-cell table:style-name="Таблица3.D12" office:value-type="float" office:value="1">
            <text:p text:style-name="P43">1</text:p>
          </table:table-cell>
          <table:table-cell table:style-name="Таблица3.E12" office:value-type="string">
            <text:p text:style-name="P45">Kingbright</text:p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13" office:value-type="string">
            <text:p text:style-name="P16">LD4</text:p>
          </table:table-cell>
          <table:table-cell table:style-name="Таблица3.C13" office:value-type="string">
            <text:p text:style-name="P59">SMD <text:span text:style-name="T38">0</text:span><text:span text:style-name="T25">805</text:span><text:span text:style-name="T21"> - </text:span><text:span text:style-name="T25">KP-2012QBC-D</text:span></text:p>
          </table:table-cell>
          <table:table-cell table:style-name="Таблица3.D13" office:value-type="float" office:value="1">
            <text:p text:style-name="P43">1</text:p>
          </table:table-cell>
          <table:table-cell table:style-name="Таблица3.E13" office:value-type="string">
            <text:p text:style-name="P45">Kingbright</text:p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14" office:value-type="string">
            <text:p text:style-name="P16">LD5</text:p>
          </table:table-cell>
          <table:table-cell table:style-name="Таблица3.C14" office:value-type="string">
            <text:p text:style-name="P59">SMD <text:span text:style-name="T38">0</text:span><text:span text:style-name="T25">805</text:span><text:span text:style-name="T21"> - </text:span><text:span text:style-name="T25">KP-2012SYC</text:span></text:p>
          </table:table-cell>
          <table:table-cell table:style-name="Таблица3.D14" office:value-type="float" office:value="1">
            <text:p text:style-name="P43">1</text:p>
          </table:table-cell>
          <table:table-cell table:style-name="Таблица3.E14" office:value-type="string">
            <text:p text:style-name="P45">Kingbright</text:p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15" office:value-type="string">
            <text:p text:style-name="P22">HL1, HL2</text:p>
          </table:table-cell>
          <table:table-cell table:style-name="Таблица3.C15" office:value-type="string">
            <text:p text:style-name="P63">LTV-817S</text:p>
          </table:table-cell>
          <table:table-cell table:style-name="Таблица3.D15" office:value-type="float" office:value="2">
            <text:p text:style-name="P64">2</text:p>
          </table:table-cell>
          <table:table-cell table:style-name="Таблица3.E15" office:value-type="string">
            <text:p text:style-name="P45"/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16" office:value-type="string">
            <text:p text:style-name="P16">D1</text:p>
          </table:table-cell>
          <table:table-cell table:style-name="Таблица3.C16" office:value-type="string">
            <text:p text:style-name="P60">STPS3L60S <text:span text:style-name="T41">(</text:span><text:span text:style-name="T27">SMC)</text:span></text:p>
          </table:table-cell>
          <table:table-cell table:style-name="Таблица3.D16" office:value-type="float" office:value="1">
            <text:p text:style-name="P43">1</text:p>
          </table:table-cell>
          <table:table-cell table:style-name="Таблица3.E16" office:value-type="string">
            <text:p text:style-name="P42">ST Microelectronics</text:p>
          </table:table-cell>
        </table:table-row>
        <table:table-row table:style-name="Таблица3.2">
          <table:table-cell table:style-name="Таблица3.A17" office:value-type="string">
            <text:p text:style-name="P14"/>
          </table:table-cell>
          <table:table-cell table:style-name="Таблица3.B17" office:value-type="string">
            <text:p text:style-name="P38">VD1</text:p>
          </table:table-cell>
          <table:table-cell table:style-name="Таблица3.C17" office:value-type="string">
            <text:p text:style-name="P53">DF01S</text:p>
          </table:table-cell>
          <table:table-cell table:style-name="Таблица3.D17" office:value-type="float" office:value="1">
            <text:p text:style-name="P38">1</text:p>
          </table:table-cell>
          <table:table-cell table:style-name="Таблица3.E17" office:value-type="string">
            <text:p text:style-name="P40"/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18" office:value-type="string">
            <text:p text:style-name="P46">VT1</text:p>
          </table:table-cell>
          <table:table-cell table:style-name="Таблица3.C18" office:value-type="string">
            <text:p text:style-name="P61"><text:span text:style-name="T39">PDTA114E.215</text:span> <text:span text:style-name="T23">(SOT-23)</text:span></text:p>
          </table:table-cell>
          <table:table-cell table:style-name="Таблица3.D18" office:value-type="float" office:value="1">
            <text:p text:style-name="P38">1</text:p>
          </table:table-cell>
          <table:table-cell table:style-name="Таблица3.E18" office:value-type="string">
            <text:p text:style-name="P39">NXP</text:p>
          </table:table-cell>
        </table:table-row>
        <table:table-row table:style-name="Таблица3.2">
          <table:table-cell table:style-name="Таблица3.A19" office:value-type="string">
            <text:p text:style-name="P14"/>
          </table:table-cell>
          <table:table-cell table:style-name="Таблица3.B19" office:value-type="string">
            <text:p text:style-name="P46">VT2 - VT5</text:p>
          </table:table-cell>
          <table:table-cell table:style-name="Таблица3.C19" office:value-type="string">
            <text:p text:style-name="P61"><text:span text:style-name="T39">IRLML6401</text:span> <text:span text:style-name="T24">(</text:span><text:span text:style-name="T23">SOT-23</text:span><text:span text:style-name="T24">)</text:span></text:p>
          </table:table-cell>
          <table:table-cell table:style-name="Таблица3.D19" office:value-type="float" office:value="4">
            <text:p text:style-name="P46">4</text:p>
          </table:table-cell>
          <table:table-cell table:style-name="Таблица3.E19" office:value-type="string">
            <text:p text:style-name="P47">IR</text:p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20" office:value-type="string">
            <text:p text:style-name="P32"/>
          </table:table-cell>
          <table:table-cell table:style-name="Таблица3.C20" office:value-type="string">
            <text:p text:style-name="P31"/>
          </table:table-cell>
          <table:table-cell table:style-name="Таблица3.D20">
            <text:p text:style-name="P32"/>
          </table:table-cell>
          <table:table-cell table:style-name="Таблица3.E20" office:value-type="string">
            <text:p text:style-name="P31"/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21" office:value-type="string">
            <text:p text:style-name="P14"/>
          </table:table-cell>
          <table:table-cell table:style-name="Таблица3.C21" office:value-type="string">
            <text:p text:style-name="P58">Резисторы</text:p>
          </table:table-cell>
          <table:table-cell table:style-name="Таблица3.D21" office:value-type="string">
            <text:p text:style-name="P14"/>
          </table:table-cell>
          <table:table-cell table:style-name="Таблица3.E21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22" office:value-type="string">
            <text:p text:style-name="P28">R1</text:p>
          </table:table-cell>
          <table:table-cell table:style-name="Таблица3.C22" office:value-type="string">
            <text:p text:style-name="P27">SMD <text:span text:style-name="T14">0</text:span><text:span text:style-name="T21">6</text:span><text:span text:style-name="T14">0</text:span><text:span text:style-name="T21">3</text:span> — <text:span text:style-name="T29">120</text:span><text:span text:style-name="T14"> </text:span><text:span text:style-name="T1">Ом 5% </text:span><text:span text:style-name="T21">(</text:span><text:span text:style-name="T29">RC0603FR-07120RL</text:span><text:span text:style-name="T21">)</text:span></text:p>
          </table:table-cell>
          <table:table-cell table:style-name="Таблица3.D22" office:value-type="float" office:value="1">
            <text:p text:style-name="P51">1</text:p>
          </table:table-cell>
          <table:table-cell table:style-name="Таблица3.E22" office:value-type="string">
            <text:p text:style-name="P30">Yageo</text:p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23" office:value-type="string">
            <text:p text:style-name="P28">R12</text:p>
          </table:table-cell>
          <table:table-cell table:style-name="Таблица3.C23" office:value-type="string">
            <text:p text:style-name="P27">SMD <text:span text:style-name="T14">0</text:span><text:span text:style-name="T21">6</text:span><text:span text:style-name="T14">0</text:span><text:span text:style-name="T21">3</text:span> — <text:span text:style-name="T44">430</text:span><text:span text:style-name="T21"> </text:span><text:span text:style-name="T5">Ом</text:span> <text:span text:style-name="T1">5</text:span>% <text:span text:style-name="T21">(</text:span><text:span text:style-name="T29">RC0603FR-07430RL</text:span><text:span text:style-name="T21">)</text:span></text:p>
          </table:table-cell>
          <table:table-cell table:style-name="Таблица3.D23" office:value-type="float" office:value="1">
            <text:p text:style-name="P51">1</text:p>
          </table:table-cell>
          <table:table-cell table:style-name="Таблица3.E23" office:value-type="string">
            <text:p text:style-name="P30">Yageo</text:p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24" office:value-type="string">
            <text:p text:style-name="P28">R13</text:p>
          </table:table-cell>
          <table:table-cell table:style-name="Таблица3.C24" office:value-type="string">
            <text:p text:style-name="P27">SMD <text:span text:style-name="T14">0</text:span><text:span text:style-name="T21">6</text:span><text:span text:style-name="T14">0</text:span><text:span text:style-name="T21">3</text:span> — <text:span text:style-name="T29">100</text:span><text:span text:style-name="T14"> </text:span><text:span text:style-name="T1">Ом 5% </text:span><text:span text:style-name="T21">(</text:span><text:span text:style-name="T29">RC0603FR-07100RL</text:span><text:span text:style-name="T21">)</text:span></text:p>
          </table:table-cell>
          <table:table-cell table:style-name="Таблица3.D24" office:value-type="float" office:value="1">
            <text:p text:style-name="P51">1</text:p>
          </table:table-cell>
          <table:table-cell table:style-name="Таблица3.E24" office:value-type="string">
            <text:p text:style-name="P30">Yageo</text:p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25" office:value-type="string">
            <text:p text:style-name="P28">R16</text:p>
          </table:table-cell>
          <table:table-cell table:style-name="Таблица3.C25" office:value-type="string">
            <text:p text:style-name="P27">SMD <text:span text:style-name="T29">1206</text:span> — <text:span text:style-name="T29">1</text:span><text:span text:style-name="T14"> </text:span><text:span text:style-name="T1">Ом </text:span><text:span text:style-name="T29">1</text:span><text:span text:style-name="T1">% </text:span><text:span text:style-name="T21">(</text:span><text:span text:style-name="T29">RC1206FR-071RL</text:span><text:span text:style-name="T21">)</text:span></text:p>
          </table:table-cell>
          <table:table-cell table:style-name="Таблица3.D25" office:value-type="float" office:value="1">
            <text:p text:style-name="P51">1</text:p>
          </table:table-cell>
          <table:table-cell table:style-name="Таблица3.E25" office:value-type="string">
            <text:p text:style-name="P30">Yageo</text:p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26" office:value-type="string">
            <text:p text:style-name="P28">R2, R3</text:p>
          </table:table-cell>
          <table:table-cell table:style-name="Таблица3.C26" office:value-type="string">
            <text:p text:style-name="P27">SMD <text:span text:style-name="T29">1206</text:span> — <text:span text:style-name="T29">0.2</text:span><text:span text:style-name="T14"> </text:span><text:span text:style-name="T1">Ом </text:span><text:span text:style-name="T29">1</text:span><text:span text:style-name="T1">% </text:span><text:span text:style-name="T21">(</text:span><text:span text:style-name="T29">CRL1206-FW-R200ELF</text:span><text:span text:style-name="T21">)</text:span></text:p>
          </table:table-cell>
          <table:table-cell table:style-name="Таблица3.D26" office:value-type="float" office:value="2">
            <text:p text:style-name="P51">2</text:p>
          </table:table-cell>
          <table:table-cell table:style-name="Таблица3.E26" office:value-type="string">
            <text:p text:style-name="P78"><text:bookmark text:name="ctl00_ContentMain_Specifications_dlspec_ctl01_lblName"/>Bourns </text:p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27" office:value-type="string">
            <text:p text:style-name="P28">R4</text:p>
          </table:table-cell>
          <table:table-cell table:style-name="Таблица3.C27" office:value-type="string">
            <text:p text:style-name="P27">SMD <text:span text:style-name="T14">0</text:span><text:span text:style-name="T21">6</text:span><text:span text:style-name="T14">0</text:span><text:span text:style-name="T21">3</text:span> — <text:span text:style-name="T29">1</text:span><text:span text:style-name="T32">k</text:span> <text:span text:style-name="T1">5</text:span>% <text:span text:style-name="T21">()</text:span></text:p>
          </table:table-cell>
          <table:table-cell table:style-name="Таблица3.D27" office:value-type="float" office:value="1">
            <text:p text:style-name="P51">1</text:p>
          </table:table-cell>
          <table:table-cell table:style-name="Таблица3.E27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28" office:value-type="string">
            <text:p text:style-name="P28">R<text:span text:style-name="T14">5</text:span></text:p>
          </table:table-cell>
          <table:table-cell table:style-name="Таблица3.C28" office:value-type="string">
            <text:p text:style-name="P27">SMD <text:span text:style-name="T29">0805</text:span> — <text:span text:style-name="T29">220</text:span><text:span text:style-name="T14"> </text:span><text:span text:style-name="T1">Ом 5% </text:span><text:span text:style-name="T21">()</text:span></text:p>
          </table:table-cell>
          <table:table-cell table:style-name="Таблица3.D28" office:value-type="float" office:value="1">
            <text:p text:style-name="P51">1</text:p>
          </table:table-cell>
          <table:table-cell table:style-name="Таблица3.E28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29" office:value-type="string">
            <text:p text:style-name="P28">R6, </text:p>
          </table:table-cell>
          <table:table-cell table:style-name="Таблица3.C29" office:value-type="string">
            <text:p text:style-name="P27">SMD <text:span text:style-name="T14">0</text:span><text:span text:style-name="T21">6</text:span><text:span text:style-name="T14">0</text:span><text:span text:style-name="T21">3</text:span> — <text:span text:style-name="T32">10k</text:span><text:span text:style-name="T1"> </text:span><text:span text:style-name="T29">1</text:span><text:span text:style-name="T1">% </text:span><text:span text:style-name="T21">(</text:span><text:span text:style-name="T29">RC0603FR-0710KL</text:span><text:span text:style-name="T21">)</text:span></text:p>
          </table:table-cell>
          <table:table-cell table:style-name="Таблица3.D29" office:value-type="float" office:value="7">
            <text:p text:style-name="P51">7</text:p>
          </table:table-cell>
          <table:table-cell table:style-name="Таблица3.E29" office:value-type="string">
            <text:p text:style-name="P13">Yageo</text:p>
          </table:table-cell>
        </table:table-row>
        <text:soft-page-break/>
        <table:table-row table:style-name="Таблица3.2">
          <table:table-cell table:style-name="Таблица3.A30" office:value-type="string">
            <text:p text:style-name="P13"/>
          </table:table-cell>
          <table:table-cell table:style-name="Таблица3.B30" office:value-type="string">
            <text:p text:style-name="P55">R9 - R11,</text:p>
          </table:table-cell>
          <table:table-cell table:style-name="Таблица3.C30" office:value-type="string">
            <text:p text:style-name="P55"><text:s/></text:p>
          </table:table-cell>
          <table:table-cell table:style-name="Таблица3.D30">
            <text:p text:style-name="P14"/>
          </table:table-cell>
          <table:table-cell table:style-name="Таблица3.E30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31" office:value-type="string">
            <text:p text:style-name="P55">R15, R17,</text:p>
          </table:table-cell>
          <table:table-cell table:style-name="Таблица3.C31" office:value-type="string">
            <text:p text:style-name="P54"/>
          </table:table-cell>
          <table:table-cell table:style-name="Таблица3.D31">
            <text:p text:style-name="P14"/>
          </table:table-cell>
          <table:table-cell table:style-name="Таблица3.E31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32" office:value-type="string">
            <text:p text:style-name="P55"><text:s/>R18</text:p>
          </table:table-cell>
          <table:table-cell table:style-name="Таблица3.C32" office:value-type="string">
            <text:p text:style-name="P54"/>
          </table:table-cell>
          <table:table-cell table:style-name="Таблица3.D32">
            <text:p text:style-name="P14"/>
          </table:table-cell>
          <table:table-cell table:style-name="Таблица3.E32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33" office:value-type="string">
            <text:p text:style-name="P28">R7, R8, </text:p>
          </table:table-cell>
          <table:table-cell table:style-name="Таблица3.C33" office:value-type="string">
            <text:p text:style-name="P27">SMD <text:span text:style-name="T14">0</text:span><text:span text:style-name="T21">6</text:span><text:span text:style-name="T14">0</text:span><text:span text:style-name="T21">3</text:span> — <text:span text:style-name="T44">2</text:span><text:span text:style-name="T29">40</text:span><text:span text:style-name="T22"> </text:span><text:span text:style-name="T6">Ом</text:span><text:span text:style-name="T1"> 5% </text:span><text:span text:style-name="T21">(</text:span><text:span text:style-name="T29">RC0603FR-07240RL</text:span><text:span text:style-name="T21">)</text:span></text:p>
          </table:table-cell>
          <table:table-cell table:style-name="Таблица3.D33" office:value-type="float" office:value="3">
            <text:p text:style-name="P51">3</text:p>
          </table:table-cell>
          <table:table-cell table:style-name="Таблица3.E33" office:value-type="string">
            <text:p text:style-name="P13">Yageo</text:p>
          </table:table-cell>
        </table:table-row>
        <table:table-row table:style-name="Таблица3.2">
          <table:table-cell table:style-name="Таблица3.A34" office:value-type="string">
            <text:p text:style-name="P13"/>
          </table:table-cell>
          <table:table-cell table:style-name="Таблица3.B34" office:value-type="string">
            <text:p text:style-name="P28">R14</text:p>
          </table:table-cell>
          <table:table-cell table:style-name="Таблица3.C34" office:value-type="string">
            <text:p text:style-name="P54"/>
          </table:table-cell>
          <table:table-cell table:style-name="Таблица3.D34">
            <text:p text:style-name="P14"/>
          </table:table-cell>
          <table:table-cell table:style-name="Таблица3.E34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35" office:value-type="string">
            <text:p text:style-name="P29">VR1</text:p>
          </table:table-cell>
          <table:table-cell table:style-name="Таблица3.C35" office:value-type="string">
            <text:p text:style-name="P29">B72220S0300K101</text:p>
          </table:table-cell>
          <table:table-cell table:style-name="Таблица3.D35" office:value-type="float" office:value="1">
            <text:p text:style-name="P52">1</text:p>
          </table:table-cell>
          <table:table-cell table:style-name="Таблица3.E35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82"/>
          </table:table-cell>
          <table:table-cell table:style-name="Таблица3.B36" office:value-type="string">
            <text:p text:style-name="P82"/>
          </table:table-cell>
          <table:table-cell table:style-name="Таблица3.C36" office:value-type="string">
            <text:p text:style-name="P84">Конденсаторы</text:p>
          </table:table-cell>
          <table:table-cell table:style-name="Таблица3.D36" office:value-type="string">
            <text:p text:style-name="P83"/>
          </table:table-cell>
          <table:table-cell table:style-name="Таблица3.E36" office:value-type="string">
            <text:p text:style-name="P82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37" office:value-type="string">
            <text:p text:style-name="P23">C1</text:p>
          </table:table-cell>
          <table:table-cell table:style-name="Таблица3.C37" office:value-type="string">
            <text:p text:style-name="P24"><text:span text:style-name="T1">Алюминиевый <text:s text:c="2"/>- </text:span><text:span text:style-name="T14">100uF x 50V </text:span><text:span text:style-name="T1">(CE025M0330REG-1010)</text:span></text:p>
          </table:table-cell>
          <table:table-cell table:style-name="Таблица3.D37" office:value-type="float" office:value="1">
            <text:p text:style-name="P23">1</text:p>
          </table:table-cell>
          <table:table-cell table:style-name="Таблица3.E37" office:value-type="string">
            <text:p text:style-name="P56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38" office:value-type="string">
            <text:p text:style-name="P23">C11, C12</text:p>
          </table:table-cell>
          <table:table-cell table:style-name="Таблица3.C37" office:value-type="string">
            <text:p text:style-name="P25"><text:span text:style-name="T3">SMD </text:span><text:span text:style-name="T15">0</text:span><text:span text:style-name="T16">6</text:span><text:span text:style-name="T15">0</text:span><text:span text:style-name="T16">3</text:span><text:span text:style-name="T3"> –</text:span><text:span text:style-name="T15"> </text:span><text:span text:style-name="T20">27p</text:span><text:span text:style-name="T16">F </text:span><text:span text:style-name="T19">x 50V</text:span><text:span text:style-name="T16"> </text:span><text:span text:style-name="T3">X7R </text:span><text:span text:style-name="T15">(</text:span><text:span text:style-name="T20">CC0603JRNPO9BN270</text:span><text:span text:style-name="T15">)</text:span></text:p>
          </table:table-cell>
          <table:table-cell table:style-name="Таблица3.D38" office:value-type="float" office:value="2">
            <text:p text:style-name="P49">2</text:p>
          </table:table-cell>
          <table:table-cell table:style-name="Таблица3.E38" office:value-type="string">
            <text:p text:style-name="P13">Yageo</text:p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39" office:value-type="string">
            <text:p text:style-name="P23">C15</text:p>
          </table:table-cell>
          <table:table-cell table:style-name="Таблица3.C37" office:value-type="string">
            <text:p text:style-name="P25"><text:span text:style-name="T3">SMD </text:span><text:span text:style-name="T15">0</text:span><text:span text:style-name="T16">6</text:span><text:span text:style-name="T15">0</text:span><text:span text:style-name="T16">3</text:span><text:span text:style-name="T3"> –</text:span><text:span text:style-name="T15"> </text:span><text:span text:style-name="T20">4</text:span><text:span text:style-name="T17">.</text:span><text:span text:style-name="T20">7</text:span><text:span text:style-name="T17">uFx</text:span><text:span text:style-name="T15">6</text:span><text:span text:style-name="T17">V</text:span><text:span text:style-name="T15">3</text:span><text:span text:style-name="T17"> </text:span><text:span text:style-name="T4">X7R </text:span><text:span text:style-name="T15">(</text:span><text:span text:style-name="T20">CC0603KRX5R5BB475</text:span><text:span text:style-name="T14">)</text:span></text:p>
          </table:table-cell>
          <table:table-cell table:style-name="Таблица3.D39" office:value-type="float" office:value="1">
            <text:p text:style-name="P49">1</text:p>
          </table:table-cell>
          <table:table-cell table:style-name="Таблица3.E39" office:value-type="string">
            <text:p text:style-name="P13">Yageo</text:p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40" office:value-type="string">
            <text:p text:style-name="P23">C2</text:p>
          </table:table-cell>
          <table:table-cell table:style-name="Таблица3.C37" office:value-type="string">
            <text:p text:style-name="P24"><text:span text:style-name="T1">Алюминиевый <text:s text:c="2"/>- 330uFx25V</text:span><text:span text:style-name="T14"> </text:span><text:span text:style-name="T1">(CE025M0330REG-1010)</text:span></text:p>
          </table:table-cell>
          <table:table-cell table:style-name="Таблица3.D40" office:value-type="float" office:value="1">
            <text:p text:style-name="P49">1</text:p>
          </table:table-cell>
          <table:table-cell table:style-name="Таблица3.E40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41" office:value-type="string">
            <text:p text:style-name="P23">C3</text:p>
          </table:table-cell>
          <table:table-cell table:style-name="Таблица3.C37" office:value-type="string">
            <text:p text:style-name="P24"><text:span text:style-name="T1">Алюминиевый <text:s text:c="2"/>- 10uF x 25V</text:span><text:span text:style-name="T14"> </text:span><text:span text:style-name="T1">(CA035M0010REC-0505)</text:span></text:p>
          </table:table-cell>
          <table:table-cell table:style-name="Таблица3.D41" office:value-type="float" office:value="1">
            <text:p text:style-name="P49">1</text:p>
          </table:table-cell>
          <table:table-cell table:style-name="Таблица3.E41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42" office:value-type="string">
            <text:p text:style-name="P23">C4</text:p>
          </table:table-cell>
          <table:table-cell table:style-name="Таблица3.C37" office:value-type="string">
            <text:p text:style-name="P24"><text:span text:style-name="T1">Алюминиевый <text:s text:c="2"/>- 100uF x10V</text:span><text:span text:style-name="T14"> </text:span><text:span text:style-name="T1">(CE010M0100RED-0605)</text:span></text:p>
          </table:table-cell>
          <table:table-cell table:style-name="Таблица3.D42" office:value-type="float" office:value="1">
            <text:p text:style-name="P49">1</text:p>
          </table:table-cell>
          <table:table-cell table:style-name="Таблица3.E42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43" office:value-type="string">
            <text:p text:style-name="P23">C5, </text:p>
          </table:table-cell>
          <table:table-cell table:style-name="Таблица3.C37" office:value-type="string">
            <text:p text:style-name="P24"><text:s/><text:span text:style-name="T3">SMD </text:span><text:span text:style-name="T15">0</text:span><text:span text:style-name="T16">6</text:span><text:span text:style-name="T15">0</text:span><text:span text:style-name="T16">3</text:span><text:span text:style-name="T3"> </text:span><text:span text:style-name="T15">- </text:span><text:span text:style-name="T17">100nFx10V</text:span><text:span text:style-name="T3"> X7R </text:span><text:span text:style-name="T15">(CC0603KRX7R9BB104)</text:span></text:p>
          </table:table-cell>
          <table:table-cell table:style-name="Таблица3.D43" office:value-type="float" office:value="6">
            <text:p text:style-name="P49">6</text:p>
          </table:table-cell>
          <table:table-cell table:style-name="Таблица3.E43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44" office:value-type="string">
            <text:p text:style-name="P23">C8 - C10,</text:p>
          </table:table-cell>
          <table:table-cell table:style-name="Таблица3.C37" office:value-type="string">
            <text:p text:style-name="P13"/>
          </table:table-cell>
          <table:table-cell table:style-name="Таблица3.D44">
            <text:p text:style-name="P14"/>
          </table:table-cell>
          <table:table-cell table:style-name="Таблица3.E44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45" office:value-type="string">
            <text:p text:style-name="P23">C13, C14</text:p>
          </table:table-cell>
          <table:table-cell table:style-name="Таблица3.C37" office:value-type="string">
            <text:p text:style-name="P13"/>
          </table:table-cell>
          <table:table-cell table:style-name="Таблица3.D45">
            <text:p text:style-name="P14"/>
          </table:table-cell>
          <table:table-cell table:style-name="Таблица3.E45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46" office:value-type="string">
            <text:p text:style-name="P23">C6, C7</text:p>
          </table:table-cell>
          <table:table-cell table:style-name="Таблица3.C37" office:value-type="string">
            <text:p text:style-name="P13"><text:span text:style-name="T3">SMD </text:span><text:span text:style-name="T15">0</text:span><text:span text:style-name="T16">6</text:span><text:span text:style-name="T15">0</text:span><text:span text:style-name="T16">3</text:span><text:span text:style-name="T3"> –</text:span><text:span text:style-name="T15"> 2</text:span><text:span text:style-name="T17">.</text:span><text:span text:style-name="T18">2</text:span><text:span text:style-name="T17">uFx</text:span><text:span text:style-name="T15">6</text:span><text:span text:style-name="T17">V</text:span><text:span text:style-name="T15">3</text:span><text:span text:style-name="T17"> </text:span><text:span text:style-name="T4">X7R </text:span><text:span text:style-name="T15">(</text:span>GRM188R71A225KE15D<text:span text:style-name="T14">)</text:span></text:p>
          </table:table-cell>
          <table:table-cell table:style-name="Таблица3.D46" office:value-type="float" office:value="2">
            <text:p text:style-name="P49">2</text:p>
          </table:table-cell>
          <table:table-cell table:style-name="Таблица3.E46" office:value-type="string">
            <text:p text:style-name="P25">Murata</text:p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47" office:value-type="string">
            <text:p text:style-name="P14"/>
          </table:table-cell>
          <table:table-cell table:style-name="Таблица3.C37" office:value-type="string">
            <text:p text:style-name="P31"/>
          </table:table-cell>
          <table:table-cell table:style-name="Таблица3.D47">
            <text:p text:style-name="P14"/>
          </table:table-cell>
          <table:table-cell table:style-name="Таблица3.E47" office:value-type="string">
            <text:p text:style-name="P56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48" office:value-type="string">
            <text:p text:style-name="P14"/>
          </table:table-cell>
          <table:table-cell table:style-name="Таблица3.C48" office:value-type="string">
            <text:p text:style-name="P86"><text:span text:style-name="T43">И</text:span><text:span text:style-name="T42">ндуктивности</text:span></text:p>
          </table:table-cell>
          <table:table-cell table:style-name="Таблица3.D48">
            <text:p text:style-name="P14"/>
          </table:table-cell>
          <table:table-cell table:style-name="Таблица3.E48" office:value-type="string">
            <text:p text:style-name="P56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49" office:value-type="string">
            <text:p text:style-name="P49">L1</text:p>
          </table:table-cell>
          <table:table-cell table:style-name="Таблица3.C49" office:value-type="string">
            <text:p text:style-name="P67"><text:span text:style-name="T35">330 </text:span><text:span text:style-name="T33">мкГ (CDRH127/LDNP-331MC)</text:span></text:p>
          </table:table-cell>
          <table:table-cell table:style-name="Таблица3.D49" office:value-type="float" office:value="1">
            <text:p text:style-name="P50">1</text:p>
          </table:table-cell>
          <table:table-cell table:style-name="Таблица3.E49" office:value-type="string">
            <text:p text:style-name="P13"/>
          </table:table-cell>
        </table:table-row>
        <table:table-row table:style-name="Таблица3.2">
          <table:table-cell table:style-name="Таблица3.A50" office:value-type="string">
            <text:p text:style-name="P13"/>
          </table:table-cell>
          <table:table-cell table:style-name="Таблица3.B50" office:value-type="string">
            <text:p text:style-name="P23">L2</text:p>
          </table:table-cell>
          <table:table-cell table:style-name="Таблица3.C50" office:value-type="string">
            <text:p text:style-name="P68"><text:span text:style-name="T34">SMD </text:span><text:span text:style-name="T36">0805</text:span><text:span text:style-name="T34"> –</text:span><text:span text:style-name="T36"> </text:span><text:span text:style-name="T37">220@100Mhz</text:span><text:span text:style-name="T36"> (BLM21PG221SN1D)</text:span></text:p>
          </table:table-cell>
          <table:table-cell table:style-name="Таблица3.D50" office:value-type="float" office:value="1">
            <text:p text:style-name="P50">1</text:p>
          </table:table-cell>
          <table:table-cell table:style-name="Таблица3.E50" office:value-type="string">
            <text:p text:style-name="P13"/>
          </table:table-cell>
        </table:table-row>
        <table:table-row table:style-name="Таблица3.2">
          <table:table-cell table:style-name="Таблица3.A51" office:value-type="string">
            <text:p text:style-name="P13"/>
          </table:table-cell>
          <table:table-cell table:style-name="Таблица3.B51" office:value-type="string">
            <text:p text:style-name="P14"/>
          </table:table-cell>
          <table:table-cell table:style-name="Таблица3.C51" office:value-type="string">
            <text:p text:style-name="P31"/>
          </table:table-cell>
          <table:table-cell table:style-name="Таблица3.D51">
            <text:p text:style-name="P14"/>
          </table:table-cell>
          <table:table-cell table:style-name="Таблица3.E51" office:value-type="string">
            <text:p text:style-name="P13"/>
          </table:table-cell>
        </table:table-row>
        <table:table-row table:style-name="Таблица3.2">
          <table:table-cell table:style-name="Таблица3.A52" office:value-type="string">
            <text:p text:style-name="P66"/>
          </table:table-cell>
          <table:table-cell table:style-name="Таблица3.B52" office:value-type="string">
            <text:p text:style-name="P82"/>
          </table:table-cell>
          <table:table-cell table:style-name="Таблица3.C52" office:value-type="string">
            <text:p text:style-name="P84">Разъемы, <text:span text:style-name="T40">переключатели</text:span></text:p>
          </table:table-cell>
          <table:table-cell table:style-name="Таблица3.D52" office:value-type="string">
            <text:p text:style-name="P83"/>
          </table:table-cell>
          <table:table-cell table:style-name="Таблица3.E52" office:value-type="string">
            <text:p text:style-name="P82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53" office:value-type="string">
            <text:p text:style-name="P26">BT1</text:p>
          </table:table-cell>
          <table:table-cell table:style-name="Таблица3.C53" office:value-type="string">
            <text:p text:style-name="P13"/>
          </table:table-cell>
          <table:table-cell table:style-name="Таблица3.D53">
            <text:p text:style-name="P14"/>
          </table:table-cell>
          <table:table-cell table:style-name="Таблица3.E53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54" office:value-type="string">
            <text:p text:style-name="P14">XP<text:span text:style-name="T39">1</text:span></text:p>
          </table:table-cell>
          <table:table-cell table:style-name="Таблица3.C54" office:value-type="string">
            <text:p text:style-name="P13">CWF-2<text:span text:style-name="T26">R</text:span></text:p>
          </table:table-cell>
          <table:table-cell table:style-name="Таблица3.D54" office:value-type="float" office:value="1">
            <text:p text:style-name="P14">1</text:p>
          </table:table-cell>
          <table:table-cell table:style-name="Таблица3.E54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55" office:value-type="string">
            <text:p text:style-name="P15">XP<text:span text:style-name="T26">2</text:span></text:p>
          </table:table-cell>
          <table:table-cell table:style-name="Таблица3.C55" office:value-type="string">
            <text:p text:style-name="P18">CWF-3<text:span text:style-name="T26">R</text:span></text:p>
          </table:table-cell>
          <table:table-cell table:style-name="Таблица3.D55" office:value-type="float" office:value="1">
            <text:p text:style-name="P48">1</text:p>
          </table:table-cell>
          <table:table-cell table:style-name="Таблица3.E55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56" office:value-type="string">
            <text:p text:style-name="P19">XP3, XP5</text:p>
          </table:table-cell>
          <table:table-cell table:style-name="Таблица3.C56" office:value-type="string">
            <text:p text:style-name="P18">CWF-4<text:span text:style-name="T26">R</text:span></text:p>
          </table:table-cell>
          <table:table-cell table:style-name="Таблица3.D56" office:value-type="float" office:value="2">
            <text:p text:style-name="P48">2</text:p>
          </table:table-cell>
          <table:table-cell table:style-name="Таблица3.E56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57" office:value-type="string">
            <text:p text:style-name="P19">XP4</text:p>
          </table:table-cell>
          <table:table-cell table:style-name="Таблица3.C57" office:value-type="string">
            <text:p text:style-name="P21"><text:span text:style-name="T46">Штыри на плату двух рядные шаг 2.54мм </text:span>PLD-10R</text:p>
          </table:table-cell>
          <table:table-cell table:style-name="Таблица3.D57" office:value-type="float" office:value="1">
            <text:p text:style-name="P48">1</text:p>
          </table:table-cell>
          <table:table-cell table:style-name="Таблица3.E57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58" office:value-type="string">
            <text:p text:style-name="P19">XP<text:span text:style-name="T14">6</text:span></text:p>
          </table:table-cell>
          <table:table-cell table:style-name="Таблица3.C58" office:value-type="string">
            <text:p text:style-name="P20"><text:span text:style-name="T46">Розетка на плату однорядная шаг 2.54мм </text:span>PBS-4</text:p>
          </table:table-cell>
          <table:table-cell table:style-name="Таблица3.D58" office:value-type="float" office:value="1">
            <text:p text:style-name="P48">1</text:p>
          </table:table-cell>
          <table:table-cell table:style-name="Таблица3.E58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59" office:value-type="string">
            <text:p text:style-name="P19">P1,P4</text:p>
          </table:table-cell>
          <table:table-cell table:style-name="Таблица3.C59" office:value-type="string">
            <text:p text:style-name="P21"><text:span text:style-name="T46">Штыри на плату однорядные шаг 2.54мм </text:span>PLS-8</text:p>
          </table:table-cell>
          <table:table-cell table:style-name="Таблица3.D59" office:value-type="float" office:value="2">
            <text:p text:style-name="P19">2</text:p>
          </table:table-cell>
          <table:table-cell table:style-name="Таблица3.E59" office:value-type="string">
            <text:p text:style-name="P13"/>
          </table:table-cell>
        </table:table-row>
        <text:soft-page-break/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60" office:value-type="string">
            <text:p text:style-name="P19">P2</text:p>
          </table:table-cell>
          <table:table-cell table:style-name="Таблица3.C60" office:value-type="string">
            <text:p text:style-name="P21"><text:span text:style-name="T46">Штыри на плату однорядные шаг 2.54мм - </text:span>PLS-6</text:p>
          </table:table-cell>
          <table:table-cell table:style-name="Таблица3.D60" office:value-type="string">
            <text:p text:style-name="P19">1</text:p>
          </table:table-cell>
          <table:table-cell table:style-name="Таблица3.E60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61" office:value-type="string">
            <text:p text:style-name="P57">P3</text:p>
          </table:table-cell>
          <table:table-cell table:style-name="Таблица3.C61" office:value-type="string">
            <text:p text:style-name="P21"><text:span text:style-name="T46">Штыри на плату однорядные шаг 2.54мм </text:span>PLS-10</text:p>
          </table:table-cell>
          <table:table-cell table:style-name="Таблица3.D61" office:value-type="string">
            <text:p text:style-name="P14">1</text:p>
          </table:table-cell>
          <table:table-cell table:style-name="Таблица3.E61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62" office:value-type="string">
            <text:p text:style-name="P19">P9</text:p>
          </table:table-cell>
          <table:table-cell table:style-name="Таблица3.C62" office:value-type="string">
            <text:p text:style-name="P21"><text:span text:style-name="T46">Розетка на плату двух рядная шаг 2.54мм </text:span>PBD-6</text:p>
          </table:table-cell>
          <table:table-cell table:style-name="Таблица3.D62" office:value-type="string">
            <text:p text:style-name="P19">1</text:p>
          </table:table-cell>
          <table:table-cell table:style-name="Таблица3.E62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63" office:value-type="string">
            <text:p text:style-name="P19">JP1</text:p>
          </table:table-cell>
          <table:table-cell table:style-name="Таблица3.C63" office:value-type="string">
            <text:p text:style-name="P21"><text:span text:style-name="T46">Штыри на плату однорядные шаг 2.54мм </text:span>PLS-3</text:p>
          </table:table-cell>
          <table:table-cell table:style-name="Таблица3.D63" office:value-type="string">
            <text:p text:style-name="P19">1</text:p>
          </table:table-cell>
          <table:table-cell table:style-name="Таблица3.E63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64" office:value-type="string">
            <text:p text:style-name="P19"/>
          </table:table-cell>
          <table:table-cell table:style-name="Таблица3.C64" office:value-type="string">
            <text:p text:style-name="P20"/>
          </table:table-cell>
          <table:table-cell table:style-name="Таблица3.D64" office:value-type="string">
            <text:p text:style-name="P14"/>
          </table:table-cell>
          <table:table-cell table:style-name="Таблица3.E64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65" office:value-type="string">
            <text:p text:style-name="P82"/>
          </table:table-cell>
          <table:table-cell table:style-name="Таблица3.C65" office:value-type="string">
            <text:p text:style-name="P85">Кварцевые резонаторы</text:p>
          </table:table-cell>
          <table:table-cell table:style-name="Таблица3.D65" office:value-type="string">
            <text:p text:style-name="P82"/>
          </table:table-cell>
          <table:table-cell table:style-name="Таблица3.E65" office:value-type="string">
            <text:p text:style-name="P82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66" office:value-type="string">
            <text:p text:style-name="P13">Y1</text:p>
          </table:table-cell>
          <table:table-cell table:style-name="Таблица3.C66" office:value-type="string">
            <text:p text:style-name="P13"><text:span text:style-name="T40"><text:s/></text:span>KX-K <text:span text:style-name="T45">8</text:span>.0 MHz <text:span text:style-name="T40">- 8 </text:span><text:span text:style-name="T8">МГц </text:span><text:span text:style-name="T28">(30 ppm)</text:span></text:p>
          </table:table-cell>
          <table:table-cell table:style-name="Таблица3.D66" office:value-type="string">
            <text:p text:style-name="P14">1</text:p>
          </table:table-cell>
          <table:table-cell table:style-name="Таблица3.E66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3"/>
          </table:table-cell>
          <table:table-cell table:style-name="Таблица3.B67" office:value-type="string">
            <text:p text:style-name="P19"/>
          </table:table-cell>
          <table:table-cell table:style-name="Таблица3.C67" office:value-type="string">
            <text:p text:style-name="P20"/>
          </table:table-cell>
          <table:table-cell table:style-name="Таблица3.D67" office:value-type="string">
            <text:p text:style-name="P14"/>
          </table:table-cell>
          <table:table-cell table:style-name="Таблица3.E67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66"/>
          </table:table-cell>
          <table:table-cell table:style-name="Таблица3.B68" office:value-type="string">
            <text:p text:style-name="P82"/>
          </table:table-cell>
          <table:table-cell table:style-name="Таблица3.C68" office:value-type="string">
            <text:p text:style-name="P84">Прочее</text:p>
          </table:table-cell>
          <table:table-cell table:style-name="Таблица3.D68" office:value-type="string">
            <text:p text:style-name="P82"/>
          </table:table-cell>
          <table:table-cell table:style-name="Таблица3.E68" office:value-type="string">
            <text:p text:style-name="P82"/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69" office:value-type="string">
            <text:p text:style-name="P14"/>
          </table:table-cell>
          <table:table-cell table:style-name="Таблица3.C69" office:value-type="string">
            <text:p text:style-name="P58"/>
          </table:table-cell>
          <table:table-cell table:style-name="Таблица3.D69" office:value-type="string">
            <text:p text:style-name="P14"/>
          </table:table-cell>
          <table:table-cell table:style-name="Таблица3.E69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70" office:value-type="string">
            <text:p text:style-name="P14"/>
          </table:table-cell>
          <table:table-cell table:style-name="Таблица3.C70" office:value-type="string">
            <text:p text:style-name="P13"/>
          </table:table-cell>
          <table:table-cell table:style-name="Таблица3.D70">
            <text:p text:style-name="P14"/>
          </table:table-cell>
          <table:table-cell table:style-name="Таблица3.E70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71" office:value-type="string">
            <text:p text:style-name="P14"/>
          </table:table-cell>
          <table:table-cell table:style-name="Таблица3.C71" office:value-type="string">
            <text:p text:style-name="P13"/>
          </table:table-cell>
          <table:table-cell table:style-name="Таблица3.D71">
            <text:p text:style-name="P14"/>
          </table:table-cell>
          <table:table-cell table:style-name="Таблица3.E71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72" office:value-type="string">
            <text:p text:style-name="P14"/>
          </table:table-cell>
          <table:table-cell table:style-name="Таблица3.C72" office:value-type="string">
            <text:p text:style-name="P58"/>
          </table:table-cell>
          <table:table-cell table:style-name="Таблица3.D72" office:value-type="string">
            <text:p text:style-name="P14"/>
          </table:table-cell>
          <table:table-cell table:style-name="Таблица3.E72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73" office:value-type="string">
            <text:p text:style-name="P14"/>
          </table:table-cell>
          <table:table-cell table:style-name="Таблица3.C73" office:value-type="string">
            <text:p text:style-name="P13"/>
          </table:table-cell>
          <table:table-cell table:style-name="Таблица3.D73">
            <text:p text:style-name="P14"/>
          </table:table-cell>
          <table:table-cell table:style-name="Таблица3.E73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74" office:value-type="string">
            <text:p text:style-name="P14"/>
          </table:table-cell>
          <table:table-cell table:style-name="Таблица3.C74" office:value-type="string">
            <text:p text:style-name="P13"/>
          </table:table-cell>
          <table:table-cell table:style-name="Таблица3.D74">
            <text:p text:style-name="P14"/>
          </table:table-cell>
          <table:table-cell table:style-name="Таблица3.E74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75" office:value-type="string">
            <text:p text:style-name="P14"/>
          </table:table-cell>
          <table:table-cell table:style-name="Таблица3.C75" office:value-type="string">
            <text:p text:style-name="P58"/>
          </table:table-cell>
          <table:table-cell table:style-name="Таблица3.D75" office:value-type="string">
            <text:p text:style-name="P14"/>
          </table:table-cell>
          <table:table-cell table:style-name="Таблица3.E75" office:value-type="string">
            <text:p text:style-name="P13"/>
          </table:table-cell>
        </table:table-row>
        <table:table-row table:style-name="Таблица3.2">
          <table:table-cell table:style-name="Таблица3.A76" office:value-type="string">
            <text:p text:style-name="P14"/>
          </table:table-cell>
          <table:table-cell table:style-name="Таблица3.B76" office:value-type="string">
            <text:p text:style-name="P14"/>
          </table:table-cell>
          <table:table-cell table:style-name="Таблица3.C76" office:value-type="string">
            <text:p text:style-name="P13"/>
          </table:table-cell>
          <table:table-cell table:style-name="Таблица3.D76">
            <text:p text:style-name="P14"/>
          </table:table-cell>
          <table:table-cell table:style-name="Таблица3.E76" office:value-type="string">
            <text:p text:style-name="P13"/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ahoma1" svg:font-family="Tahoma"/>
    <style:font-face style:name="Times New Roman" svg:font-family="'Times New Roman'"/>
    <style:font-face style:name="Verdana" svg:font-family="Verdana"/>
    <style:font-face style:name="GOST type A1" svg:font-family="'GOST type A'" style:font-pitch="variable"/>
    <style:font-face style:name="GOST type A" svg:font-family="'GOST type A'" style:font-adornments="Обычный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Arial2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cm" style:writing-mode="page"/>
      <style:text-properties style:use-window-font-color="true" style:font-name="Times New Roman" fo:font-size="10pt" fo:language="ru" fo:country="RU" style:letter-kerning="true" style:font-name-asian="Arial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OST type A" fo:font-family="'GOST type A'" style:font-style-name="Обычный" style:font-pitch="variable" fo:font-size="14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Verdana" fo:font-family="Verdana" fo:font-size="14pt" style:font-name-asian="Arial2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fo:font-family="Arial" style:font-size-asian="12pt"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weight="bold" style:font-size-asian="10.5pt" style:font-weight-asian="bold" style:font-weight-complex="bold" style:text-rotation-angle="0" style:text-rotation-scale="line-heigh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1" fo:font-family="Arial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1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8.445cm" fo:margin-left="0.019cm" fo:margin-right="0cm" table:align="margins" style:may-break-between-rows="false"/>
    </style:style>
    <style:style style:name="Таблица1.A" style:family="table-column">
      <style:table-column-properties style:column-width="6.509cm" style:rel-column-width="23125*"/>
    </style:style>
    <style:style style:name="Таблица1.B" style:family="table-column">
      <style:table-column-properties style:column-width="10.957cm" style:rel-column-width="38932*"/>
    </style:style>
    <style:style style:name="Таблица1.C" style:family="table-column">
      <style:table-column-properties style:column-width="0.979cm" style:rel-column-width="3478*"/>
    </style:style>
    <style:style style:name="Таблица1.1" style:family="table-row">
      <style:table-row-properties fo:keep-together="always"/>
    </style:style>
    <style:style style:name="Таблица1.A1.1" style:family="table-column">
      <style:table-column-properties style:column-width="0.699cm" style:rel-column-width="2481*"/>
    </style:style>
    <style:style style:name="Таблица1.A1.2" style:family="table-column">
      <style:table-column-properties style:column-width="1cm" style:rel-column-width="3552*"/>
    </style:style>
    <style:style style:name="Таблица1.A1.3" style:family="table-column">
      <style:table-column-properties style:column-width="2.309cm" style:rel-column-width="8201*"/>
    </style:style>
    <style:style style:name="Таблица1.A1.4" style:family="table-column">
      <style:table-column-properties style:column-width="1.503cm" style:rel-column-width="5337*"/>
    </style:style>
    <style:style style:name="Таблица1.A1.5" style:family="table-column">
      <style:table-column-properties style:column-width="1cm" style:rel-column-width="3554*"/>
    </style:style>
    <style:style style:name="Таблица1.A1.1" style:family="table-row">
      <style:table-row-properties style:row-height="0.499cm" fo:keep-together="always"/>
    </style:style>
    <style:style style:name="Таблица1.A1.1.1" style:family="table-cell">
      <style:table-cell-properties style:vertical-align="middle" fo:padding="0cm" fo:border-left="none" fo:border-right="none" fo:border-top="0.5pt solid #000000" fo:border-bottom="0.05pt solid #000000"/>
    </style:style>
    <style:style style:name="Таблица1.A1.2.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1.A1.1.2" style:family="table-cell">
      <style:table-cell-properties style:vertical-align="middle" fo:padding="0cm" fo:border-left="none" fo:border-right="none" fo:border-top="none" fo:border-bottom="0.05pt solid #000000"/>
    </style:style>
    <style:style style:name="Таблица1.A1.2.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1.A1.1.3" style:family="table-cell">
      <style:table-cell-properties style:vertical-align="middle" fo:padding="0cm" fo:border="none"/>
    </style:style>
    <style:style style:name="Таблица1.A1.2.3" style:family="table-cell">
      <style:table-cell-properties style:vertical-align="middle" fo:padding="0cm" fo:border-left="0.5pt solid #000000" fo:border-right="none" fo:border-top="none" fo:border-bottom="none"/>
    </style:style>
    <style:style style:name="Таблица1.B1" style:family="table-cell">
      <style:table-cell-properties style:vertical-align="middle" fo:padding="0cm" fo:border-left="0.5pt solid #000000" fo:border-right="none" fo:border-top="0.5pt solid #000000" fo:border-bottom="none"/>
    </style:style>
    <style:style style:name="Таблица2" style:family="table">
      <style:table-properties style:width="18.443cm" fo:margin-left="0.011cm" fo:margin-right="0.011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Таблица2.A" style:family="table-column">
      <style:table-column-properties style:column-width="6.482cm" style:rel-column-width="23033*"/>
    </style:style>
    <style:style style:name="Таблица2.B" style:family="table-column">
      <style:table-column-properties style:column-width="6.99cm" style:rel-column-width="24838*"/>
    </style:style>
    <style:style style:name="Таблица2.C" style:family="table-column">
      <style:table-column-properties style:column-width="4.971cm" style:rel-column-width="17664*"/>
    </style:style>
    <style:style style:name="Таблица2.A1.1" style:family="table-column">
      <style:table-column-properties style:column-width="0.691cm" style:rel-column-width="2456*"/>
    </style:style>
    <style:style style:name="Таблица2.A1.2" style:family="table-column">
      <style:table-column-properties style:column-width="0.997cm" style:rel-column-width="3541*"/>
    </style:style>
    <style:style style:name="Таблица2.A1.3" style:family="table-column">
      <style:table-column-properties style:column-width="2.297cm" style:rel-column-width="8160*"/>
    </style:style>
    <style:style style:name="Таблица2.A1.4" style:family="table-column">
      <style:table-column-properties style:column-width="1.498cm" style:rel-column-width="5321*"/>
    </style:style>
    <style:style style:name="Таблица2.A1.5" style:family="table-column">
      <style:table-column-properties style:column-width="1cm" style:rel-column-width="3555*"/>
    </style:style>
    <style:style style:name="Таблица2.A1.1" style:family="table-row">
      <style:table-row-properties style:row-height="0.499cm"/>
    </style:style>
    <style:style style:name="Таблица2.A1.1.1" style:family="table-cell">
      <style:table-cell-properties style:vertical-align="middle" fo:background-color="transparent" fo:padding="0cm" fo:border-left="none" fo:border-right="none" fo:border-top="0.5pt solid #000000" fo:border-bottom="0.05pt solid #000000">
        <style:background-image/>
      </style:table-cell-properties>
    </style:style>
    <style:style style:name="Таблица2.A1.2.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2.A1.3.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2.A1.4.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2.A1.5.1" style:family="table-cell">
      <style:table-cell-properties style:vertical-align="middle" fo:padding="0cm" fo:border-left="0.5pt solid #000000" fo:border-right="0.5pt solid #000000" fo:border-top="0.5pt solid #000000" fo:border-bottom="0.05pt solid #000000"/>
    </style:style>
    <style:style style:name="Таблица2.A1.1.2" style:family="table-cell">
      <style:table-cell-properties style:vertical-align="middle" fo:padding="0cm" fo:border-left="none" fo:border-right="none" fo:border-top="none" fo:border-bottom="0.05pt solid #000000"/>
    </style:style>
    <style:style style:name="Таблица2.A1.2.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1.3.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1.4.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1.5.2" style:family="table-cell">
      <style:table-cell-properties style:vertical-align="middle" fo:padding="0cm" fo:border-left="0.5pt solid #000000" fo:border-right="0.5pt solid #000000" fo:border-top="none" fo:border-bottom="0.05pt solid #000000"/>
    </style:style>
    <style:style style:name="Таблица2.A1.3" style:family="table-row">
      <style:table-row-properties style:row-height="0.499cm" fo:background-color="transparent" fo:keep-together="auto">
        <style:background-image/>
      </style:table-row-properties>
    </style:style>
    <style:style style:name="Таблица2.A1.1.3" style:family="table-cell">
      <style:table-cell-properties style:vertical-align="middle" fo:background-color="transparent" fo:padding="0c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2.A1.2.3" style:family="table-cell">
      <style:table-cell-properties style:vertical-align="middle" fo:background-color="transparent" fo:padding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A1.5.3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Таблица2.B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A2.1" style:family="table-column">
      <style:table-column-properties style:column-width="1.69cm" style:rel-column-width="6004*"/>
    </style:style>
    <style:style style:name="Таблица2.A2.3" style:family="table-column">
      <style:table-column-properties style:column-width="1.496cm" style:rel-column-width="5314*"/>
    </style:style>
    <style:style style:name="Таблица2.A2.1.1" style:family="table-cell">
      <style:table-cell-properties style:vertical-align="middle" fo:padding="0cm" fo:border-left="none" fo:border-right="0.5pt solid #000000" fo:border-top="0.5pt solid #000000" fo:border-bottom="0.05pt solid #000000"/>
    </style:style>
    <style:style style:name="Таблица2.A2.2.1" style:family="table-cell">
      <style:table-cell-properties style:vertical-align="middle" fo:padding="0cm" fo:border-left="0.05pt solid #000000" fo:border-right="none" fo:border-top="0.5pt solid #000000" fo:border-bottom="0.05pt solid #000000"/>
    </style:style>
    <style:style style:name="Таблица2.A2.3.1" style:family="table-cell">
      <style:table-cell-properties style:vertical-align="middle" fo:padding="0cm" fo:border-left="0.5pt solid #000000" fo:border-right="none" fo:border-top="0.5pt solid #000000" fo:border-bottom="0.05pt solid #000000"/>
    </style:style>
    <style:style style:name="Таблица2.A2.4.1" style:family="table-cell" style:data-style-name="N37">
      <style:table-cell-properties style:vertical-align="middle" fo:padding="0cm" fo:border-left="0.5pt solid #000000" fo:border-right="0.5pt solid #000000" fo:border-top="0.5pt solid #000000" fo:border-bottom="0.05pt solid #000000"/>
    </style:style>
    <style:style style:name="Таблица2.A2.1.2" style:family="table-cell">
      <style:table-cell-properties style:vertical-align="middle" fo:background-color="transparent" fo:padding="0cm" fo:border-left="none" fo:border-right="0.5pt solid #000000" fo:border-top="none" fo:border-bottom="0.05pt solid #000000" style:writing-mode="page">
        <style:background-image/>
      </style:table-cell-properties>
    </style:style>
    <style:style style:name="Таблица2.A2.2.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Таблица2.A2.3.2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2.4.2" style:family="table-cell">
      <style:table-cell-properties style:vertical-align="middle" fo:padding="0cm" fo:border-left="0.5pt solid #000000" fo:border-right="0.5pt solid #000000" fo:border-top="none" fo:border-bottom="0.05pt solid #000000"/>
    </style:style>
    <style:style style:name="Таблица2.A2.1.3" style:family="table-cell">
      <style:table-cell-properties style:vertical-align="middle" fo:padding="0cm" fo:border-left="none" fo:border-right="0.5pt solid #000000" fo:border-top="none" fo:border-bottom="0.05pt solid #000000"/>
    </style:style>
    <style:style style:name="Таблица2.A2.2.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Таблица2.A2.3.3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2.4.3" style:family="table-cell">
      <style:table-cell-properties style:vertical-align="middle" fo:padding="0cm" fo:border-left="0.5pt solid #000000" fo:border-right="0.5pt solid #000000" fo:border-top="none" fo:border-bottom="0.05pt solid #000000"/>
    </style:style>
    <style:style style:name="Таблица2.A2.1.4" style:family="table-cell">
      <style:table-cell-properties style:vertical-align="middle" fo:padding="0cm" fo:border-left="none" fo:border-right="0.5pt solid #000000" fo:border-top="none" fo:border-bottom="0.05pt solid #000000"/>
    </style:style>
    <style:style style:name="Таблица2.A2.2.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Таблица2.A2.3.4" style:family="table-cell">
      <style:table-cell-properties style:vertical-align="middle" fo:padding="0cm" fo:border-left="0.5pt solid #000000" fo:border-right="none" fo:border-top="none" fo:border-bottom="0.05pt solid #000000"/>
    </style:style>
    <style:style style:name="Таблица2.A2.4.4" style:family="table-cell">
      <style:table-cell-properties style:vertical-align="middle" fo:padding="0cm" fo:border-left="0.5pt solid #000000" fo:border-right="0.5pt solid #000000" fo:border-top="none" fo:border-bottom="0.05pt solid #000000"/>
    </style:style>
    <style:style style:name="Таблица2.A2.1.5" style:family="table-cell">
      <style:table-cell-properties style:vertical-align="middle" fo:padding="0cm" fo:border-left="none" fo:border-right="0.5pt solid #000000" fo:border-top="none" fo:border-bottom="none"/>
    </style:style>
    <style:style style:name="Таблица2.A2.2.5" style:family="table-cell">
      <style:table-cell-properties style:vertical-align="middle" fo:padding="0cm" fo:border-left="0.05pt solid #000000" fo:border-right="none" fo:border-top="none" fo:border-bottom="none"/>
    </style:style>
    <style:style style:name="Таблица2.A2.3.5" style:family="table-cell">
      <style:table-cell-properties style:vertical-align="middle" fo:padding="0cm" fo:border-left="0.5pt solid #000000" fo:border-right="none" fo:border-top="0.05pt solid #000000" fo:border-bottom="none"/>
    </style:style>
    <style:style style:name="Таблица2.A2.4.5" style:family="table-cell">
      <style:table-cell-properties style:vertical-align="middle" fo:padding="0cm" fo:border-left="0.5pt solid #000000" fo:border-right="0.5pt solid #000000" fo:border-top="none" fo:border-bottom="none"/>
    </style:style>
    <style:style style:name="Таблица2.B2" style:family="table-cell">
      <style:table-cell-properties style:vertical-align="middle" fo:background-color="transparent" fo:padding="0cm" fo:border-left="0.5pt solid #000000" fo:border-right="0.5pt solid #000000" fo:border-top="0.5pt solid #000000" fo:border-bottom="none">
        <style:background-image/>
      </style:table-cell-properties>
    </style:style>
    <style:style style:name="Таблица2.C2.1" style:family="table-column">
      <style:table-column-properties style:column-width="0.496cm" style:rel-column-width="1762*"/>
    </style:style>
    <style:style style:name="Таблица2.C2.2" style:family="table-column">
      <style:table-column-properties style:column-width="0.497cm" style:rel-column-width="1768*"/>
    </style:style>
    <style:style style:name="Таблица2.C2.3" style:family="table-column">
      <style:table-column-properties style:column-width="0.499cm" style:rel-column-width="1774*"/>
    </style:style>
    <style:style style:name="Таблица2.C2.4" style:family="table-column">
      <style:table-column-properties style:column-width="1.699cm" style:rel-column-width="6038*"/>
    </style:style>
    <style:style style:name="Таблица2.C2.5" style:family="table-column">
      <style:table-column-properties style:column-width="1.78cm" style:rel-column-width="6322*"/>
    </style:style>
    <style:style style:name="Таблица2.C2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4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5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1.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2.2" style:family="table-cell">
      <style:table-cell-properties style:vertical-align="middle" fo:padding="0cm" fo:border-left="0.05pt solid #000000" fo:border-right="none" fo:border-top="0.5pt solid #000000" fo:border-bottom="0.5pt solid #000000"/>
    </style:style>
    <style:style style:name="Таблица2.C2.3.2" style:family="table-cell">
      <style:table-cell-properties style:vertical-align="middle" fo:padding="0cm" fo:border-left="0.05pt solid #000000" fo:border-right="0.5pt solid #000000" fo:border-top="0.5pt solid #000000" fo:border-bottom="0.5pt solid #000000"/>
    </style:style>
    <style:style style:name="Таблица2.C2.4.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5.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C2.1.3" style:family="table-cell">
      <style:table-cell-properties style:vertical-align="middle" fo:padding="0cm" fo:border-left="0.5pt solid #000000" fo:border-right="none" fo:border-top="none" fo:border-bottom="none"/>
    </style:style>
    <style:style style:name="MP1" style:family="paragraph" style:parent-style-name="Table_20_Contents">
      <style:paragraph-properties fo:text-align="center" style:justify-single-word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MP2" style:family="paragraph" style:parent-style-name="Table_20_Contents">
      <style:paragraph-properties fo:text-align="center" style:justify-single-word="false"/>
      <style:text-properties style:font-name="GOST type A1" fo:font-size="9pt" fo:font-style="italic" style:font-size-asian="9pt" style:font-style-asian="italic" style:font-size-complex="9pt" style:font-style-complex="italic"/>
    </style:style>
    <style:style style:name="MP3" style:family="paragraph" style:parent-style-name="Table_20_Contents">
      <style:paragraph-properties fo:text-align="center" style:justify-single-word="false"/>
      <style:text-properties style:font-name="GOST type A1" fo:font-size="24pt" fo:font-style="italic" style:font-size-asian="24pt" style:font-style-asian="italic" style:font-size-complex="24pt" style:font-style-complex="italic" style:text-scale="120%"/>
    </style:style>
    <style:style style:name="MP4" style:family="paragraph" style:parent-style-name="Table_20_Contents">
      <style:paragraph-properties fo:margin-left="0cm" fo:margin-right="0.06cm" fo:text-align="center" style:justify-single-word="false" fo:text-indent="0cm" style:auto-text-indent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MP5" style:family="paragraph" style:parent-style-name="Table_20_Contents">
      <style:paragraph-properties fo:text-align="center" style:justify-single-word="false"/>
      <style:text-properties style:font-name="GOST type A1" fo:font-style="italic" style:font-style-asian="italic" style:font-style-complex="italic"/>
    </style:style>
    <style:style style:name="MP6" style:family="paragraph" style:parent-style-name="Table_20_Contents">
      <style:paragraph-properties fo:margin-left="-0.053cm" fo:margin-right="0cm" fo:text-align="center" style:justify-single-word="false" fo:text-indent="0cm" style:auto-text-indent="false"/>
      <style:text-properties style:font-name="GOST type A1" fo:font-size="9pt" fo:font-style="italic" style:font-size-asian="9pt" style:font-style-asian="italic" style:font-size-complex="9pt" style:font-style-complex="italic"/>
    </style:style>
    <style:style style:name="MP7" style:family="paragraph" style:parent-style-name="Table_20_Contents">
      <style:paragraph-properties fo:text-align="center" style:justify-single-word="false"/>
      <style:text-properties style:font-name="GOST type A1" fo:font-size="24pt" fo:font-style="italic" fo:font-weight="normal" style:font-size-asian="24pt" style:font-style-asian="italic" style:font-weight-asian="normal" style:font-size-complex="24pt" style:font-style-complex="italic" style:font-weight-complex="normal" style:text-scale="120%"/>
    </style:style>
    <style:style style:name="MP8" style:family="paragraph" style:parent-style-name="Table_20_Contents">
      <style:paragraph-properties fo:margin-left="0cm" fo:margin-right="0cm" fo:text-align="start" style:justify-single-word="false" fo:text-indent="0.116cm" style:auto-text-indent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MP9" style:family="paragraph" style:parent-style-name="Table_20_Contents">
      <style:paragraph-properties fo:text-align="start" style:justify-single-word="false"/>
      <style:text-properties style:font-name="GOST type A1" fo:font-size="10pt" fo:language="ru" fo:country="RU" fo:font-style="italic" officeooo:rsid="00174717" officeooo:paragraph-rsid="00174717" style:font-size-asian="10pt" style:font-style-asian="italic" style:font-size-complex="10pt" style:font-style-complex="italic"/>
    </style:style>
    <style:style style:name="MP10" style:family="paragraph" style:parent-style-name="Table_20_Contents">
      <style:paragraph-properties fo:margin-left="-0.053cm" fo:margin-right="0cm" fo:text-align="center" style:justify-single-word="false" fo:text-indent="0cm" style:auto-text-indent="false"/>
      <style:text-properties style:font-name="GOST type A1" fo:font-size="8pt" fo:language="en" fo:country="US" fo:font-style="italic" style:font-size-asian="8pt" style:font-style-asian="italic" style:font-size-complex="8pt" style:font-style-complex="italic"/>
    </style:style>
    <style:style style:name="MP11" style:family="paragraph" style:parent-style-name="Table_20_Contents">
      <style:paragraph-properties fo:text-align="start" style:justify-single-word="false"/>
      <style:text-properties style:font-name="GOST type A1" fo:font-size="12pt" fo:font-style="italic" style:font-size-asian="12pt" style:font-style-asian="italic" style:font-size-complex="12pt" style:font-style-complex="italic"/>
    </style:style>
    <style:style style:name="MP12" style:family="paragraph" style:parent-style-name="Table_20_Contents">
      <style:paragraph-properties fo:text-align="start" style:justify-single-word="false"/>
      <style:text-properties style:font-name="GOST type A1" fo:font-size="10pt" fo:font-style="italic" style:font-size-asian="10pt" style:font-style-asian="italic" style:font-size-complex="10pt" style:font-style-complex="italic"/>
    </style:style>
    <style:style style:name="MP13" style:family="paragraph" style:parent-style-name="Table_20_Contents">
      <style:paragraph-properties fo:text-align="center" style:justify-single-word="false"/>
      <style:text-properties style:font-name="GOST type A1" fo:font-size="10pt" fo:font-style="italic" style:font-size-asian="10pt" style:font-style-asian="italic" style:font-size-complex="10pt" style:font-style-complex="italic"/>
    </style:style>
    <style:style style:name="MP14" style:family="paragraph" style:parent-style-name="Table_20_Contents">
      <style:paragraph-properties fo:text-align="center" style:justify-single-word="false"/>
      <style:text-properties style:font-name="GOST type A1" fo:language="en" fo:country="US" fo:font-style="italic" fo:font-weight="bold" officeooo:rsid="004817ce" officeooo:paragraph-rsid="004817ce" style:font-style-asian="italic" style:font-weight-asian="bold" style:font-style-complex="italic" style:font-weight-complex="bold"/>
    </style:style>
    <style:style style:name="MP15" style:family="paragraph" style:parent-style-name="Footer">
      <style:text-properties fo:font-size="2pt" style:font-size-asian="2.09999990463257pt" style:font-size-complex="2.40000009536743pt"/>
    </style:style>
    <style:style style:name="MT1" style:family="text">
      <style:text-properties fo:language="ru" fo:country="RU" officeooo:rsid="00174717"/>
    </style:style>
    <style:style style:name="MT2" style:family="text">
      <style:text-properties officeooo:rsid="00174717"/>
    </style:style>
    <style:page-layout style:name="Mpm1">
      <style:page-layout-properties fo:page-width="21.001cm" fo:page-height="29.7cm" style:num-format="1" style:print-orientation="portrait" fo:margin-top="0.499cm" fo:margin-bottom="0.499cm" fo:margin-left="1.85cm" fo:margin-right="0.651cm" fo:border="0.51pt solid #000000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99cm" fo:margin-left="0cm" fo:margin-right="0cm" fo:margin-top="0cm" fo:border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0.499cm" fo:margin-left="1.85cm" fo:margin-right="0.651cm" fo:border="0.51pt solid #000000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fo:border="none" fo:padding="0cm" style:shadow="none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>
              <table:table table:is-sub-table="true">
                <table:table-column table:style-name="Таблица1.A1.1"/>
                <table:table-column table:style-name="Таблица1.A1.2"/>
                <table:table-column table:style-name="Таблица1.A1.3"/>
                <table:table-column table:style-name="Таблица1.A1.4"/>
                <table:table-column table:style-name="Таблица1.A1.5"/>
                <table:table-row table:style-name="Таблица1.A1.1">
                  <table:table-cell table:style-name="Таблица1.A1.1.1" office:value-type="string">
                    <text:p text:style-name="MP1"/>
                  </table:table-cell>
                  <table:table-cell table:style-name="Таблица1.A1.2.1" office:value-type="string">
                    <text:p text:style-name="MP1"/>
                  </table:table-cell>
                  <table:table-cell table:style-name="Таблица1.A1.2.1" office:value-type="string">
                    <text:p text:style-name="MP1"/>
                  </table:table-cell>
                  <table:table-cell table:style-name="Таблица1.A1.2.1" office:value-type="string">
                    <text:p text:style-name="MP1"/>
                  </table:table-cell>
                  <table:table-cell table:style-name="Таблица1.A1.2.1" office:value-type="string">
                    <text:p text:style-name="MP2"/>
                  </table:table-cell>
                </table:table-row>
                <table:table-row table:style-name="Таблица1.A1.1">
                  <table:table-cell table:style-name="Таблица1.A1.1.2" office:value-type="string">
                    <text:p text:style-name="MP1"/>
                  </table:table-cell>
                  <table:table-cell table:style-name="Таблица1.A1.2.2" office:value-type="string">
                    <text:p text:style-name="MP1"/>
                  </table:table-cell>
                  <table:table-cell table:style-name="Таблица1.A1.2.2" office:value-type="string">
                    <text:p text:style-name="MP1"/>
                  </table:table-cell>
                  <table:table-cell table:style-name="Таблица1.A1.2.2" office:value-type="string">
                    <text:p text:style-name="MP1"/>
                  </table:table-cell>
                  <table:table-cell table:style-name="Таблица1.A1.2.2" office:value-type="string">
                    <text:p text:style-name="MP2"/>
                  </table:table-cell>
                </table:table-row>
                <table:table-row table:style-name="Таблица1.A1.1">
                  <table:table-cell table:style-name="Таблица1.A1.1.3" office:value-type="string">
                    <text:p text:style-name="MP1">Изм.</text:p>
                  </table:table-cell>
                  <table:table-cell table:style-name="Таблица1.A1.2.3" office:value-type="string">
                    <text:p text:style-name="MP1">Лист</text:p>
                  </table:table-cell>
                  <table:table-cell table:style-name="Таблица1.A1.2.3" office:value-type="string">
                    <text:p text:style-name="MP1">№ документа</text:p>
                  </table:table-cell>
                  <table:table-cell table:style-name="Таблица1.A1.2.3" office:value-type="string">
                    <text:p text:style-name="MP1">Подпись</text:p>
                  </table:table-cell>
                  <table:table-cell table:style-name="Таблица1.A1.2.3" office:value-type="string">
                    <text:p text:style-name="MP1">Дата</text:p>
                  </table:table-cell>
                </table:table-row>
              </table:table>
            </table:table-cell>
            <table:table-cell table:style-name="Таблица1.B1" office:value-type="string">
              <text:p text:style-name="MP3"><text:user-defined style:data-style-name="N0" text:name="Децимальный номер">АБВГ.123456.000 ПЭ</text:user-defined></text:p>
            </table:table-cell>
            <table:table-cell>
              <table:table table:is-sub-table="true">
                <table:table-column table:style-name="Таблица1.C"/>
                <table:table-row table:style-name="Таблица1.A1.1">
                  <table:table-cell table:style-name="Таблица1.A1.2.1" office:value-type="string">
                    <text:p text:style-name="MP4">Лист</text:p>
                  </table:table-cell>
                </table:table-row>
                <table:table-row table:style-name="Таблица1.1">
                  <table:table-cell table:style-name="Таблица1.A1.2.3" office:value-type="string">
                    <text:p text:style-name="MP5"><text:page-number text:select-page="current">3</text:page-number></text:p>
                  </table:table-cell>
                </table:table-row>
              </table:table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footer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row>
            <table:table-cell>
              <table:table table:is-sub-table="true">
                <table:table-column table:style-name="Таблица2.A1.1"/>
                <table:table-column table:style-name="Таблица2.A1.2"/>
                <table:table-column table:style-name="Таблица2.A1.3"/>
                <table:table-column table:style-name="Таблица2.A1.4"/>
                <table:table-column table:style-name="Таблица2.A1.5"/>
                <table:table-row table:style-name="Таблица2.A1.1">
                  <table:table-cell table:style-name="Таблица2.A1.1.1" office:value-type="string">
                    <text:p text:style-name="MP1"/>
                  </table:table-cell>
                  <table:table-cell table:style-name="Таблица2.A1.2.1" office:value-type="string">
                    <text:p text:style-name="MP1"/>
                  </table:table-cell>
                  <table:table-cell table:style-name="Таблица2.A1.3.1" office:value-type="string">
                    <text:p text:style-name="MP1"/>
                  </table:table-cell>
                  <table:table-cell table:style-name="Таблица2.A1.4.1" office:value-type="string">
                    <text:p text:style-name="MP1"/>
                  </table:table-cell>
                  <table:table-cell table:style-name="Таблица2.A1.5.1" office:value-type="string">
                    <text:p text:style-name="MP6"/>
                  </table:table-cell>
                </table:table-row>
                <table:table-row table:style-name="Таблица2.A1.1">
                  <table:table-cell table:style-name="Таблица2.A1.1.2" office:value-type="string">
                    <text:p text:style-name="MP1"/>
                  </table:table-cell>
                  <table:table-cell table:style-name="Таблица2.A1.2.2" office:value-type="string">
                    <text:p text:style-name="MP1"/>
                  </table:table-cell>
                  <table:table-cell table:style-name="Таблица2.A1.3.2" office:value-type="string">
                    <text:p text:style-name="MP1"/>
                  </table:table-cell>
                  <table:table-cell table:style-name="Таблица2.A1.4.2" office:value-type="string">
                    <text:p text:style-name="MP1"/>
                  </table:table-cell>
                  <table:table-cell table:style-name="Таблица2.A1.5.2" office:value-type="string">
                    <text:p text:style-name="MP6"/>
                  </table:table-cell>
                </table:table-row>
                <table:table-row table:style-name="Таблица2.A1.3">
                  <table:table-cell table:style-name="Таблица2.A1.1.3" office:value-type="string">
                    <text:p text:style-name="MP1">Изм.</text:p>
                  </table:table-cell>
                  <table:table-cell table:style-name="Таблица2.A1.2.3" office:value-type="string">
                    <text:p text:style-name="MP1">Лист</text:p>
                  </table:table-cell>
                  <table:table-cell table:style-name="Таблица2.A1.2.3" office:value-type="string">
                    <text:p text:style-name="MP1">№ документа</text:p>
                  </table:table-cell>
                  <table:table-cell table:style-name="Таблица2.A1.2.3" office:value-type="string">
                    <text:p text:style-name="MP1">Подпись</text:p>
                  </table:table-cell>
                  <table:table-cell table:style-name="Таблица2.A1.5.3" office:value-type="string">
                    <text:p text:style-name="MP1">Дата</text:p>
                  </table:table-cell>
                </table:table-row>
              </table:table>
            </table:table-cell>
            <table:table-cell table:style-name="Таблица2.B1" table:number-columns-spanned="2" office:value-type="string">
              <text:p text:style-name="MP7"><text:user-defined style:data-style-name="N0" text:name="Децимальный номер">АБВГ.123456.000 ПЭ</text:user-defined></text:p>
            </table:table-cell>
            <table:covered-table-cell/>
          </table:table-row>
          <table:table-row>
            <table:table-cell>
              <table:table table:is-sub-table="true">
                <table:table-column table:style-name="Таблица2.A2.1"/>
                <table:table-column table:style-name="Таблица2.A1.3"/>
                <table:table-column table:style-name="Таблица2.A2.3"/>
                <table:table-column table:style-name="Таблица2.A1.5"/>
                <table:table-row table:style-name="Таблица2.A1.1">
                  <table:table-cell table:style-name="Таблица2.A2.1.1" office:value-type="string">
                    <text:p text:style-name="MP8">Разраб.</text:p>
                  </table:table-cell>
                  <table:table-cell table:style-name="Таблица2.A2.2.1" office:value-type="string">
                    <text:p text:style-name="MP9"/>
                  </table:table-cell>
                  <table:table-cell table:style-name="Таблица2.A2.3.1" office:value-type="string">
                    <text:p text:style-name="MP1"/>
                  </table:table-cell>
                  <table:table-cell table:style-name="Таблица2.A2.4.1" office:value-type="date" office:date-value="2016-04-22">
                    <text:p text:style-name="MP10"><text:span text:style-name="MT1">22</text:span>.04.1<text:span text:style-name="MT1">6</text:span></text:p>
                  </table:table-cell>
                </table:table-row>
                <table:table-row table:style-name="Таблица2.A1.3">
                  <table:table-cell table:style-name="Таблица2.A2.1.2" office:value-type="string">
                    <text:p text:style-name="MP8">Проверил</text:p>
                  </table:table-cell>
                  <table:table-cell table:style-name="Таблица2.A2.2.4" office:value-type="string">
                    <text:p text:style-name="MP11"/>
                  </table:table-cell>
                  <table:table-cell table:style-name="Таблица2.A2.3.4" office:value-type="string">
                    <text:p text:style-name="MP1"/>
                  </table:table-cell>
                  <table:table-cell table:style-name="Таблица2.A2.4.4" office:value-type="string">
                    <text:p text:style-name="MP6"/>
                  </table:table-cell>
                </table:table-row>
                <table:table-row table:style-name="Таблица2.A1.1">
                  <table:table-cell table:style-name="Таблица2.A2.1.4" office:value-type="string">
                    <text:p text:style-name="MP8"/>
                  </table:table-cell>
                  <table:table-cell table:style-name="Таблица2.A2.2.4" office:value-type="string">
                    <text:p text:style-name="MP11"/>
                  </table:table-cell>
                  <table:table-cell table:style-name="Таблица2.A2.3.4" office:value-type="string">
                    <text:p text:style-name="MP1"/>
                  </table:table-cell>
                  <table:table-cell table:style-name="Таблица2.A2.4.4" office:value-type="string">
                    <text:p text:style-name="MP6"/>
                  </table:table-cell>
                </table:table-row>
                <table:table-row table:style-name="Таблица2.A1.1">
                  <table:table-cell table:style-name="Таблица2.A2.1.4" office:value-type="string">
                    <text:p text:style-name="MP8">Н.контр.</text:p>
                  </table:table-cell>
                  <table:table-cell table:style-name="Таблица2.A2.2.4" office:value-type="string">
                    <text:p text:style-name="MP11"/>
                  </table:table-cell>
                  <table:table-cell table:style-name="Таблица2.A2.3.4" office:value-type="string">
                    <text:p text:style-name="MP1"/>
                  </table:table-cell>
                  <table:table-cell table:style-name="Таблица2.A2.4.4" office:value-type="string">
                    <text:p text:style-name="MP6"/>
                  </table:table-cell>
                </table:table-row>
                <table:table-row table:style-name="Таблица2.A1.1">
                  <table:table-cell table:style-name="Таблица2.A2.1.5" office:value-type="string">
                    <text:p text:style-name="MP8">Утвердил</text:p>
                  </table:table-cell>
                  <table:table-cell table:style-name="Таблица2.A2.2.5" office:value-type="string">
                    <text:p text:style-name="MP12"/>
                  </table:table-cell>
                  <table:table-cell table:style-name="Таблица2.A2.3.5" office:value-type="string">
                    <text:p text:style-name="MP13"/>
                  </table:table-cell>
                  <table:table-cell table:style-name="Таблица2.A2.4.5" office:value-type="string">
                    <text:p text:style-name="MP6"/>
                  </table:table-cell>
                </table:table-row>
              </table:table>
            </table:table-cell>
            <table:table-cell table:style-name="Таблица2.B2" office:value-type="string">
              <text:p text:style-name="MP14">SL-Shield</text:p>
              <text:p text:style-name="MP5">перечень элементов</text:p>
            </table:table-cell>
            <table:table-cell>
              <table:table table:is-sub-table="true">
                <table:table-column table:style-name="Таблица2.C2.1"/>
                <table:table-column table:style-name="Таблица2.C2.2"/>
                <table:table-column table:style-name="Таблица2.C2.3"/>
                <table:table-column table:style-name="Таблица2.C2.4"/>
                <table:table-column table:style-name="Таблица2.C2.5"/>
                <table:table-row table:style-name="Таблица2.A1.1">
                  <table:table-cell table:style-name="Таблица2.C2.1.1" table:number-columns-spanned="3" office:value-type="string">
                    <text:p text:style-name="MP1">Лит.</text:p>
                  </table:table-cell>
                  <table:covered-table-cell/>
                  <table:covered-table-cell/>
                  <table:table-cell table:style-name="Таблица2.C2.4.2" office:value-type="string">
                    <text:p text:style-name="MP1">Лист</text:p>
                  </table:table-cell>
                  <table:table-cell table:style-name="Таблица2.C2.5.2" office:value-type="string">
                    <text:p text:style-name="MP1">Листов</text:p>
                  </table:table-cell>
                </table:table-row>
                <table:table-row table:style-name="Таблица2.A1.1">
                  <table:table-cell table:style-name="Таблица2.C2.1.2" office:value-type="string">
                    <text:p text:style-name="MP1"/>
                  </table:table-cell>
                  <table:table-cell table:style-name="Таблица2.C2.2.2" office:value-type="string">
                    <text:p text:style-name="MP1"/>
                  </table:table-cell>
                  <table:table-cell table:style-name="Таблица2.C2.3.2" office:value-type="string">
                    <text:p text:style-name="MP1"/>
                  </table:table-cell>
                  <table:table-cell table:style-name="Таблица2.C2.4.2" office:value-type="string">
                    <text:p text:style-name="MP1"><text:page-number text:select-page="current">1</text:page-number></text:p>
                  </table:table-cell>
                  <table:table-cell table:style-name="Таблица2.C2.5.2" office:value-type="string">
                    <text:p text:style-name="MP1"><text:page-count>3</text:page-count></text:p>
                  </table:table-cell>
                </table:table-row>
                <table:table-row>
                  <table:table-cell table:style-name="Таблица2.C2.1.3" table:number-columns-spanned="5" office:value-type="string">
                    <text:p text:style-name="MP5"><text:span text:style-name="MT2">АО</text:span> «»</text:p>
                  </table:table-cell>
                  <table:covered-table-cell/>
                  <table:covered-table-cell/>
                  <table:covered-table-cell/>
                  <table:covered-table-cell/>
                </table:table-row>
              </table:table>
            </table:table-cell>
          </table:table-row>
        </table:table>
        <text:p text:style-name="MP1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meta:creation-date>2012-01-24T23:48:40</meta:creation-date>
    <dc:language>ru-RU</dc:language>
    <meta:editing-cycles>166</meta:editing-cycles>
    <meta:editing-duration>PT9H13M52S</meta:editing-duration>
    <meta:initial-creator>neiron </meta:initial-creator>
    <dc:date>2016-10-29T19:13:34.028000000</dc:date>
    <meta:document-statistic meta:table-count="7" meta:image-count="0" meta:object-count="0" meta:page-count="3" meta:paragraph-count="222" meta:word-count="459" meta:character-count="2488" meta:non-whitespace-character-count="2219"/>
    <meta:user-defined meta:name="Info 3"/>
    <meta:user-defined meta:name="Info 4"/>
    <meta:user-defined meta:name="Децимальный номер">АБВГ.123456.000 ПЭ</meta:user-defined>
    <meta:user-defined meta:name="Разработал">Зиновчик</meta:user-defined>
  </office:meta>
</office:document-meta>
</file>